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Roboto1" svg:font-family="Roboto"/>
    <style:font-face style:name="Consolas" svg:font-family="Consolas" style:font-family-generic="modern" style:font-pitch="fixed"/>
    <style:font-face style:name="Consolas2" svg:font-family="Consolas" style:font-family-generic="swiss" style:font-pitch="fixed"/>
    <style:font-face style:name="Liberation Sans2" svg:font-family="'Liberation Sans'" style:font-family-generic="swiss" style:font-pitch="fixed"/>
    <style:font-face style:name="Droid Sans Fallback1" svg:font-family="'Droid Sans Fallback'" style:font-pitch="variable"/>
    <style:font-face style:name="FreeSans1" svg:font-family="FreeSans" style:font-pitch="variable"/>
    <style:font-face style:name="Liberation Sans4" svg:font-family="'Liberation Sans'" style:font-pitch="variable"/>
    <style:font-face style:name="Roboto" svg:font-family="Roboto" style:font-pitch="variable"/>
    <style:font-face style:name="Consolas1" svg:font-family="Consolas" style:font-family-generic="modern" style:font-pitch="variable"/>
    <style:font-face style:name="Liberation Sans1" svg:font-family="'Liberation Sans'" style:font-family-generic="modern" style:font-pitch="variable"/>
    <style:font-face style:name="DejaVu Sans1" svg:font-family="'DejaVu Sans'"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tru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2.135cm"/>
    </style:style>
    <style:style style:name="gr2" style:family="graphic">
      <style:graphic-properties style:protect="size"/>
    </style:style>
    <style:style style:name="gr3" style:family="graphic" style:parent-style-name="standard">
      <style:graphic-properties draw:stroke="none" svg:stroke-color="#000000" draw:fill="solid" draw:fill-color="#dddddd" draw:auto-grow-height="true" draw:auto-grow-width="false" fo:max-height="0cm" fo:min-height="0.712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solid" draw:fill-color="#dddddd" draw:auto-grow-height="true" draw:auto-grow-width="false" fo:max-height="0cm" fo:min-height="0cm"/>
    </style:style>
    <style:style style:name="gr6" style:family="graphic" style:parent-style-name="standard">
      <style:graphic-properties draw:stroke="none" svg:stroke-color="#000000" draw:fill="solid" draw:fill-color="#dddddd" draw:auto-grow-height="true" draw:auto-grow-width="false" fo:max-height="0cm" fo:min-height="5.716cm"/>
    </style:style>
    <style:style style:name="gr7" style:family="graphic" style:parent-style-name="standard">
      <style:graphic-properties draw:stroke="none" svg:stroke-color="#000000" draw:fill="solid" draw:fill-color="#dddddd" draw:auto-grow-height="true" draw:auto-grow-width="false" fo:max-height="0cm" fo:min-height="6.986cm"/>
    </style:style>
    <style:style style:name="gr8" style:family="graphic" style:parent-style-name="standard">
      <style:graphic-properties draw:stroke="none" svg:stroke-color="#000000" draw:fill="solid" draw:fill-color="#dddddd" draw:auto-grow-height="true" draw:auto-grow-width="false" fo:max-height="0cm" fo:min-height="4.446cm"/>
    </style:style>
    <style:style style:name="gr9" style:family="graphic" style:parent-style-name="standard">
      <style:graphic-properties draw:stroke="none" svg:stroke-color="#000000" draw:fill="solid" draw:fill-color="#dddddd" draw:auto-grow-height="true" draw:auto-grow-width="false" fo:max-height="0cm" fo:min-height="6.194cm"/>
    </style:style>
    <style:style style:name="gr10" style:family="graphic" style:parent-style-name="standard">
      <style:graphic-properties draw:stroke="none" svg:stroke-color="#000000" draw:fill="solid" draw:fill-color="#dddddd" draw:auto-grow-height="true" draw:auto-grow-width="false" fo:max-height="0cm" fo:min-height="1.15cm"/>
    </style:style>
    <style:style style:name="gr11" style:family="graphic" style:parent-style-name="standard">
      <style:graphic-properties draw:stroke="none" svg:stroke-color="#000000" draw:fill="solid" draw:fill-color="#dddddd" draw:auto-grow-height="true" draw:auto-grow-width="false" fo:max-height="0cm" fo:min-height="1.69cm"/>
    </style:style>
    <style:style style:name="gr12" style:family="graphic" style:parent-style-name="standard">
      <style:graphic-properties draw:stroke="none" svg:stroke-color="#000000" draw:fill="solid" draw:fill-color="#dddddd" draw:auto-grow-height="true" draw:auto-grow-width="false" fo:max-height="0cm" fo:min-height="3.811cm"/>
    </style:style>
    <style:style style:name="gr13" style:family="graphic" style:parent-style-name="standard">
      <style:graphic-properties draw:stroke="none" svg:stroke-color="#000000" draw:fill="solid" draw:fill-color="#dddddd" draw:auto-grow-height="true" draw:auto-grow-width="false" fo:max-height="0cm" fo:min-height="6.4cm"/>
    </style:style>
    <style:style style:name="gr14" style:family="graphic" style:parent-style-name="standard">
      <style:graphic-properties draw:stroke="none" svg:stroke-color="#000000" draw:fill="solid" draw:fill-color="#dddddd" draw:auto-grow-height="true" draw:auto-grow-width="false" fo:max-height="0cm" fo:min-height="4.978cm"/>
    </style:style>
    <style:style style:name="gr15" style:family="graphic" style:parent-style-name="standard">
      <style:graphic-properties draw:stroke="none" svg:stroke-color="#000000" draw:fill="solid" draw:fill-color="#dddddd" draw:auto-grow-height="true" draw:auto-grow-width="false" fo:max-height="0cm" fo:min-height="8.533cm"/>
    </style:style>
    <style:style style:name="pr1" style:family="presentation" style:parent-style-name="First_20_slide-title">
      <style:graphic-properties draw:auto-grow-height="true" fo:min-height="7.2cm"/>
    </style:style>
    <style:style style:name="pr2" style:family="presentation" style:parent-style-name="First_20_slide-outline1">
      <style:graphic-properties fo:min-height="15.551cm"/>
    </style:style>
    <style:style style:name="pr3" style:family="presentation" style:parent-style-name="First_20_slide-notes">
      <style:graphic-properties draw:fill-color="#ffffff" draw:auto-grow-height="true" fo:min-height="13.364cm"/>
    </style:style>
    <style:style style:name="pr4" style:family="presentation" style:parent-style-name="Normal_20_slide-title">
      <style:graphic-properties draw:auto-grow-height="true" fo:min-height="3.127cm"/>
    </style:style>
    <style:style style:name="pr5" style:family="presentation" style:parent-style-name="Normal_20_slide-outline1">
      <style:graphic-properties draw:textarea-vertical-align="middle" fo:min-height="0cm"/>
    </style:style>
    <style:style style:name="pr6" style:family="presentation" style:parent-style-name="Normal_20_slide-notes">
      <style:graphic-properties draw:fill-color="#ffffff" draw:auto-grow-height="true" fo:min-height="13.364cm"/>
    </style:style>
    <style:style style:name="P1" style:family="paragraph">
      <style:paragraph-properties fo:text-align="end"/>
    </style:style>
    <style:style style:name="P2" style:family="paragraph">
      <loext:graphic-properties draw:fill="none" draw:fill-color="#ffffff"/>
      <style:paragraph-properties fo:text-align="end"/>
      <style:text-properties fo:color="#ffffff" style:font-name="DejaVu Sans" fo:font-size="20pt" style:font-size-asian="20pt" style:font-size-complex="20pt"/>
    </style:style>
    <style:style style:name="P3" style:family="paragraph">
      <loext:graphic-properties draw:fill-color="#ffffff"/>
      <style:text-properties fo:font-size="20pt"/>
    </style:style>
    <style:style style:name="P4" style:family="paragraph">
      <style:text-properties fo:font-size="26pt" style:font-size-asian="26pt" style:font-size-complex="26pt"/>
    </style:style>
    <style:style style:name="P5" style:family="paragraph">
      <loext:graphic-properties draw:fill-color="#ffffff"/>
    </style:style>
    <style:style style:name="P6" style:family="paragraph">
      <style:text-properties style:font-name="Consolas" fo:font-size="32pt" fo:font-style="italic" fo:background-color="#dddddd" style:font-size-asian="32pt" style:font-style-asian="italic" style:font-size-complex="32pt" style:font-style-complex="italic"/>
    </style:style>
    <style:style style:name="P7" style:family="paragraph">
      <style:paragraph-properties fo:margin-top="0cm" fo:margin-bottom="0cm"/>
      <style:text-properties style:font-name="Consolas"/>
    </style:style>
    <style:style style:name="P8" style:family="paragraph">
      <loext:graphic-properties draw:fill="solid" draw:fill-color="#dddddd"/>
      <style:paragraph-properties fo:margin-top="0cm" fo:margin-bottom="0cm"/>
      <style:text-properties style:font-name="Consolas"/>
    </style:style>
    <style:style style:name="P9" style:family="paragraph">
      <style:text-properties style:font-name="Consolas" fo:font-size="26pt" fo:font-style="italic" fo:font-weight="bold" style:font-size-asian="26pt" style:font-style-asian="italic" style:font-weight-asian="bold" style:font-size-complex="26pt" style:font-style-complex="italic" style:font-weight-complex="bold"/>
    </style:style>
    <style:style style:name="P10" style:family="paragraph">
      <loext:graphic-properties draw:fill="none" draw:fill-color="#ffffff"/>
      <style:text-properties style:font-name="Consolas" fo:font-size="26pt" fo:font-style="italic" fo:font-weight="bold" style:font-size-asian="26pt" style:font-style-asian="italic" style:font-weight-asian="bold" style:font-size-complex="26pt" style:font-style-complex="italic" style:font-weight-complex="bold"/>
    </style:style>
    <style:style style:name="P11" style:family="paragraph">
      <loext:graphic-properties draw:fill="solid" draw:fill-color="#dddddd"/>
    </style:style>
    <style:style style:name="P12" style:family="paragraph">
      <style:text-properties style:font-name="Consolas"/>
    </style:style>
    <style:style style:name="P13" style:family="paragraph">
      <loext:graphic-properties draw:fill="solid" draw:fill-color="#dddddd"/>
      <style:text-properties style:font-name="Consolas"/>
    </style:style>
    <style:style style:name="P14" style:family="paragraph">
      <loext:graphic-properties draw:fill="none" draw:fill-color="#ffffff"/>
      <style:text-properties style:font-name="Consolas"/>
    </style:style>
    <style:style style:name="P15" style:family="paragraph">
      <style:text-properties fo:font-size="18pt" style:font-size-asian="18pt" style:font-size-complex="18pt"/>
    </style:style>
    <style:style style:name="P16" style:family="paragraph">
      <style:text-properties style:font-name="Consolas" fo:font-size="16pt" style:font-size-asian="16pt" style:font-size-complex="16pt"/>
    </style:style>
    <style:style style:name="P17" style:family="paragraph">
      <loext:graphic-properties draw:fill="solid" draw:fill-color="#dddddd"/>
      <style:text-properties style:font-name="Consolas" fo:font-size="16pt" style:font-size-asian="16pt" style:font-size-complex="16pt"/>
    </style:style>
    <style:style style:name="P18" style:family="paragraph">
      <style:text-properties fo:font-size="20pt" style:font-size-asian="20pt" style:font-size-complex="20pt"/>
    </style:style>
    <style:style style:name="T1" style:family="text">
      <style:text-properties fo:color="#ffff00" style:font-name="DejaVu Sans" fo:font-size="26pt" fo:font-style="normal" style:font-size-asian="26pt" style:font-style-asian="normal" style:font-size-complex="26pt" style:font-style-complex="normal"/>
    </style:style>
    <style:style style:name="T2" style:family="text">
      <style:text-properties fo:font-size="26pt" style:font-size-asian="26pt" style:font-size-complex="26pt"/>
    </style:style>
    <style:style style:name="T3" style:family="text">
      <style:text-properties fo:font-weight="bold" style:font-weight-asian="bold" style:font-weight-complex="bold"/>
    </style:style>
    <style:style style:name="T4" style:family="text">
      <style:text-properties style:font-name="Consolas" fo:font-style="italic" fo:font-weight="bold" style:font-style-asian="italic" style:font-weight-asian="bold" style:font-style-complex="italic" style:font-weight-complex="bold"/>
    </style:style>
    <style:style style:name="T5" style:family="text">
      <style:text-properties style:font-name="Consolas" fo:font-style="italic" style:font-style-asian="italic" style:font-style-complex="italic"/>
    </style:style>
    <style:style style:name="T6" style:family="text">
      <style:text-properties style:font-name="Liberation Sans" fo:font-style="normal" style:font-style-asian="normal" style:font-style-complex="normal"/>
    </style:style>
    <style:style style:name="T7" style:family="text">
      <style:text-properties style:font-name="Liberation Sans" fo:font-style="normal" fo:font-weight="bold" style:font-style-asian="normal" style:font-weight-asian="bold" style:font-style-complex="normal" style:font-weight-complex="bold"/>
    </style:style>
    <style:style style:name="T8" style:family="text">
      <style:text-properties style:font-name="Liberation Sans" fo:font-style="normal" fo:font-weight="normal" style:font-style-asian="normal" style:font-weight-asian="normal" style:font-style-complex="normal" style:font-weight-complex="normal"/>
    </style:style>
    <style:style style:name="T9" style:family="text">
      <style:text-properties fo:color="#7686bb" style:font-name="Consolas"/>
    </style:style>
    <style:style style:name="T10" style:family="text">
      <style:text-properties fo:color="#cccccc" style:font-name="Consolas"/>
    </style:style>
    <style:style style:name="T11" style:family="text">
      <style:text-properties fo:color="#000000" style:font-name="Consolas"/>
    </style:style>
    <style:style style:name="T12" style:family="text">
      <style:text-properties fo:color="#4fb8cc" style:font-name="Consolas"/>
    </style:style>
    <style:style style:name="T13" style:family="text">
      <style:text-properties style:font-name="Consolas" fo:font-size="26pt" fo:font-style="italic" fo:font-weight="bold" style:font-size-asian="26pt" style:font-style-asian="italic" style:font-weight-asian="bold" style:font-size-complex="26pt" style:font-style-complex="italic" style:font-weight-complex="bold"/>
    </style:style>
    <style:style style:name="T14" style:family="text">
      <style:text-properties style:font-name="Consolas"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fo:color="#7686bb"/>
    </style:style>
    <style:style style:name="T16" style:family="text">
      <style:text-properties fo:color="#cccccc"/>
    </style:style>
    <style:style style:name="T17" style:family="text">
      <style:text-properties fo:color="#000000"/>
    </style:style>
    <style:style style:name="T18" style:family="text">
      <style:text-properties fo:color="#51cc99"/>
    </style:style>
    <style:style style:name="T19" style:family="text">
      <style:text-properties fo:color="#51cc99" style:font-name="Consolas"/>
    </style:style>
    <style:style style:name="T20" style:family="text">
      <style:text-properties fo:color="#777777" style:font-name="Consolas"/>
    </style:style>
    <style:style style:name="T21" style:family="text">
      <style:text-properties fo:font-style="italic" style:font-style-asian="italic" style:font-style-complex="italic"/>
    </style:style>
    <style:style style:name="T22" style:family="text">
      <style:text-properties fo:font-size="26pt" fo:font-style="italic" style:font-size-asian="26pt" style:font-style-asian="italic" style:font-size-complex="26pt" style:font-style-complex="italic"/>
    </style:style>
    <style:style style:name="T23" style:family="text">
      <style:text-properties fo:font-size="18pt" style:font-size-asian="18pt" style:font-size-complex="18pt"/>
    </style:style>
    <style:style style:name="T24" style:family="text">
      <style:text-properties fo:color="#cccccc" style:font-name="Consolas" fo:font-size="16pt" style:font-size-asian="16pt" style:font-size-complex="16pt"/>
    </style:style>
    <style:style style:name="T25" style:family="text">
      <style:text-properties fo:color="#7686bb" style:font-name="Consolas" fo:font-size="16pt" style:font-size-asian="16pt" style:font-size-complex="16pt"/>
    </style:style>
    <style:style style:name="T26" style:family="text">
      <style:text-properties fo:color="#6a6aff" style:font-name="Consolas" fo:font-size="16pt" style:font-size-asian="16pt" style:font-size-complex="16pt"/>
    </style:style>
    <style:style style:name="T27" style:family="text">
      <style:text-properties fo:color="#000000" style:font-name="Consolas" fo:font-size="16pt" style:font-size-asian="16pt" style:font-size-complex="16pt"/>
    </style:style>
    <style:style style:name="T28" style:family="text">
      <style:text-properties fo:color="#4fb8cc" style:font-name="Consolas" fo:font-size="16pt" style:font-size-asian="16pt" style:font-size-complex="16pt"/>
    </style:style>
    <style:style style:name="T29" style:family="text">
      <style:text-properties fo:color="#51cc99" style:font-name="Consolas" fo:font-size="16pt" style:font-size-asian="16pt" style:font-size-complex="16pt"/>
    </style:style>
    <style:style style:name="T30" style:family="text">
      <style:text-properties fo:font-variant="normal" fo:text-transform="none" fo:color="#cccccc" style:text-outline="false" style:text-line-through-style="none" style:text-line-through-type="none" style:font-name="Consolas"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51cc99" style:text-outline="false" style:text-line-through-style="none" style:text-line-through-type="none" style:font-name="Consolas"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7686bb" style:text-outline="false" style:text-line-through-style="none" style:text-line-through-type="none" style:font-name="Consolas"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Consolas" fo:font-size="16pt" fo:font-style="normal" fo:text-shadow="none" style:text-underline-style="none" fo:font-weight="normal" style:letter-kerning="true" fo:background-color="transparent"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4" style:family="text">
      <style:text-properties fo:color="#6a6aff" style:font-name="Consolas"/>
    </style:style>
    <style:style style:name="T35" style:family="text">
      <style:text-properties fo:font-variant="normal" fo:text-transform="none" fo:color="#000000" style:text-outline="false" style:text-line-through-style="none" style:text-line-through-type="none" style:font-name="Consolas"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7686bb" style:text-outline="false" style:text-line-through-style="none" style:text-line-through-type="none" style:font-name="Consolas" fo:font-size="18pt" fo:font-style="normal" fo:text-shadow="none" style:text-underline-style="none" fo:font-weight="normal" style:letter-kerning="true" fo:background-color="transparent"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7" style:family="text">
      <style:text-properties fo:font-size="20pt" style:font-size-asian="20pt" style:font-size-complex="20pt"/>
    </style:style>
    <style:style style:name="T38" style:family="text">
      <style:text-properties fo:color="#777777"/>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variant="normal" fo:text-transform="none" fo:color="#0097a7" style:text-line-through-style="none" style:text-line-through-type="none" style:text-position="0% 100%" style:font-name="Roboto1" fo:font-size="32pt" fo:letter-spacing="normal" fo:font-style="normal" style:text-underline-style="solid" style:text-underline-width="auto" style:text-underline-color="font-color" fo:font-weight="normal" style:font-name-asian="Roboto1" style:font-size-asian="32pt" style:font-style-asian="normal" style:font-weight-asian="normal" style:font-name-complex="Roboto1"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First_20_slide" presentation:presentation-page-layout-name="AL1T1" presentation:use-date-time-name="dtd1" xml:id="id1" draw:id="id1">
        <office:forms form:automatic-focus="false" form:apply-design-mode="false"/>
        <draw:frame presentation:style-name="pr1" draw:layer="layout" svg:width="25.199cm" svg:height="7.2cm" svg:x="0.9cm" svg:y="6.9cm" presentation:class="title">
          <draw:text-box>
            <text:p>Kotlin</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1.begin">
            <anim:transitionFilter smil:dur="1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Normal_20_slide" presentation:presentation-page-layout-name="AL1T1" presentation:use-date-time-name="dtd1" xml:id="id2" draw:id="id2">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Why Kotlin For Android?</text:span></text:p>
          </draw:text-box>
        </draw:frame>
        <draw:frame presentation:style-name="pr5" draw:layer="layout" svg:width="25.199cm" svg:height="15.801cm" svg:x="0.601cm" svg:y="1.001cm" presentation:class="outline" presentation:user-transformed="true">
          <draw:text-box>
            <text:list text:style-name="L2">
              <text:list-item>
                <text:p><text:span text:style-name="T3">Compatibility</text:span>: It’s compatible with JDK 6, so older devices aren’t left behind.</text:p>
              </text:list-item>
              <text:list-item>
                <text:p><text:span text:style-name="T3">Performance</text:span>: It’s on par with Java.</text:p>
              </text:list-item>
              <text:list-item>
                <text:p><text:span text:style-name="T3">Interoperability</text:span>: It’s 100% interoperable with Java including annotations.</text:p>
              </text:list-item>
              <text:list-item>
                <text:p><text:span text:style-name="T3">Footprint</text:span>: The runtime library for Kotlin is tiny.</text:p>
              </text:list-item>
              <text:list-item>
                <text:p><text:span text:style-name="T3">Compilation</text:span> <text:span text:style-name="T3">Time</text:span>: There’s a little overhead on clean builds but it’s way faster with incremental builds.</text:p>
              </text:list-item>
              <text:list-item>
                <text:p><text:span text:style-name="T3">Learning Curve</text:span>: It’s easy to learn, especially for people used to modern languages. The Java to Kotlin converter in IntelliJ and Android Studio makes it even easier. You can also use a mix of Kotlin and Java in a project, so take your time learning Kotlin and add it in when you feel comfortable.</text:p>
              </text:list-item>
            </text:list>
          </draw:text-box>
        </draw:frame>
        <anim:par presentation:node-type="timing-root">
          <anim:par smil:begin="id2.begin">
            <anim:transitionFilter smil:dur="1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6" draw:text-style-name="P5" draw:layer="layout" svg:width="16.799cm" svg:height="13.364cm" svg:x="2.1cm" svg:y="14.107cm" presentation:class="notes">
            <draw:text-box>
              <text:p>Java 8 solved some language issues and even more were corrected with Java 9 and 10. Unfortunately, you have to set the minimum SDK to Android 24 to use all of Java 8’s features, which isn’t an option for many developers. The fragmentation of the Android ecosystem makes it impossible to leave out users with older devices. For most developers, Java 9 and 10 aren’t even on the radar.</text:p>
            </draw:text-box>
          </draw:frame>
        </presentation:notes>
      </draw:page>
      <draw:page draw:name="page3" draw:style-name="dp1" draw:master-page-name="Normal_20_slide" presentation:presentation-page-layout-name="AL1T1" presentation:use-date-time-name="dtd1" xml:id="id3" draw:id="id3">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Variable declaration</text:span></text:p>
          </draw:text-box>
        </draw:frame>
        <draw:frame presentation:style-name="pr5" draw:text-style-name="P6" draw:layer="layout" svg:width="25.199cm" svg:height="6.399cm" svg:x="0.601cm" svg:y="1.8cm" presentation:class="outline" presentation:user-transformed="true">
          <draw:text-box>
            <text:list text:style-name="L2">
              <text:list-item>
                <text:p><text:span text:style-name="T4">val</text:span><text:span text:style-name="T5"> - </text:span><text:span text:style-name="T6">variable whose value never changes. You can't reassign a value to a variable that was declared using </text:span><text:span text:style-name="T7">val</text:span></text:p>
              </text:list-item>
              <text:list-item>
                <text:p><text:span text:style-name="T4">var - </text:span><text:span text:style-name="T8">variable whose value can change</text:span></text:p>
              </text:list-item>
            </text:list>
          </draw:text-box>
        </draw:frame>
        <draw:frame draw:style-name="gr3" draw:text-style-name="P8" draw:layer="layout" svg:width="14cm" svg:height="2.791cm" svg:x="0.8cm" svg:y="8.304cm">
          <draw:text-box>
            <text:p text:style-name="P7"><text:span text:style-name="T9"/></text:p>
            <text:p text:style-name="P7"><text:span text:style-name="T9"><text:s text:c="2"/></text:span><text:span text:style-name="T9">var</text:span><text:span text:style-name="T10"> </text:span><text:span text:style-name="T11">count:</text:span><text:span text:style-name="T10"> </text:span><text:span text:style-name="T11">Int</text:span><text:span text:style-name="T10"> </text:span><text:span text:style-name="T11">=</text:span><text:span text:style-name="T10"> </text:span><text:span text:style-name="T12">10</text:span></text:p>
            <text:p text:style-name="P7"><text:span text:style-name="T12"><text:s text:c="2"/></text:span><text:span text:style-name="T11">count =</text:span><text:span text:style-name="T12"> 15</text:span></text:p>
            <text:p text:style-name="P7"><text:span text:style-name="T12"/></text:p>
          </draw:text-box>
        </draw:frame>
        <draw:frame draw:style-name="gr4" draw:text-style-name="P10" draw:layer="layout" svg:width="23.6cm" svg:height="1.17cm" svg:x="1cm" svg:y="11.999cm">
          <draw:text-box>
            <text:p text:style-name="P9"><text:span text:style-name="T13">Int, Byte, Short, Long, Float, </text:span><text:span text:style-name="T14">and</text:span><text:span text:style-name="T13"> Double</text:span></text:p>
          </draw:text-box>
        </draw:frame>
        <draw:frame draw:style-name="gr5" draw:text-style-name="P11" draw:layer="layout" svg:width="13.8cm" svg:height="2.414cm" svg:x="1cm" svg:y="13.799cm">
          <draw:text-box>
            <text:p><text:span text:style-name="T15"><text:s text:c="4"/></text:span></text:p>
            <text:p><text:span text:style-name="T15"><text:s text:c="2"/></text:span><text:span text:style-name="T15">val</text:span><text:span text:style-name="T16"> </text:span><text:span text:style-name="T11">languageName</text:span><text:span text:style-name="T17">:</text:span><text:span text:style-name="T16"> </text:span><text:span text:style-name="T17">String</text:span><text:span text:style-name="T16"> </text:span><text:span text:style-name="T17">=</text:span><text:span text:style-name="T16"> </text:span><text:span text:style-name="T18">"Kotlin"</text:span></text:p>
            <text:p><text:span text:style-name="T18"/></text:p>
          </draw:text-box>
        </draw:frame>
        <anim:par presentation:node-type="timing-root">
          <anim:par smil:begin="id3.begin">
            <anim:transitionFilter smil:dur="1s" smil:type="random"/>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Normal_20_slide" presentation:presentation-page-layout-name="AL1T1" presentation:use-date-time-name="dtd1" xml:id="id4" draw:id="id4">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Type inference</text:span></text:p>
          </draw:text-box>
        </draw:frame>
        <draw:frame draw:style-name="gr5" draw:text-style-name="P13" draw:layer="layout" svg:width="19cm" svg:height="4.696cm" svg:x="0.8cm" svg:y="7.304cm">
          <draw:text-box>
            <text:p text:style-name="P12"><text:span text:style-name="T9"/></text:p>
            <text:p text:style-name="P12"><text:span text:style-name="T9"><text:s text:c="2"/></text:span><text:span text:style-name="T9">val</text:span><text:span text:style-name="T10"> </text:span><text:span text:style-name="T11">languageName</text:span><text:span text:style-name="T10"> </text:span><text:span text:style-name="T11">=</text:span><text:span text:style-name="T10"> </text:span><text:span text:style-name="T19">"Kotlin"</text:span></text:p>
            <text:p text:style-name="P12"><text:span text:style-name="T9"><text:s text:c="2"/></text:span><text:span text:style-name="T9">val</text:span><text:span text:style-name="T10"> </text:span><text:span text:style-name="T11">upperCaseName</text:span><text:span text:style-name="T10"> </text:span><text:span text:style-name="T11">=</text:span><text:span text:style-name="T10"> </text:span><text:span text:style-name="T11">languageName.toUpperCase()</text:span></text:p>
            <text:p text:style-name="P12"><text:span text:style-name="T10"/></text:p>
            <text:p text:style-name="P12"><text:span text:style-name="T20"><text:s text:c="2"/></text:span><text:span text:style-name="T20">// Fails to compile</text:span></text:p>
            <text:p text:style-name="P12"><text:span text:style-name="T11"><text:s text:c="2"/></text:span><text:span text:style-name="T11">languageName.inc()</text:span></text:p>
            <text:p text:style-name="P12"><text:span text:style-name="T11"/></text:p>
          </draw:text-box>
        </draw:frame>
        <anim:par presentation:node-type="timing-root">
          <anim:par smil:begin="id4.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Normal_20_slide" presentation:presentation-page-layout-name="AL1T1" presentation:use-date-time-name="dtd1" xml:id="id5" draw:id="id5">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Null safety</text:span></text:p>
          </draw:text-box>
        </draw:frame>
        <draw:frame presentation:style-name="pr5" draw:layer="layout" svg:width="25.199cm" svg:height="1.999cm" svg:x="0.601cm" svg:y="1.8cm" presentation:class="outline" presentation:user-transformed="true">
          <draw:text-box>
            <text:list text:style-name="L2">
              <text:list-item>
                <text:p>Kotlin variables can't hold null values by default.</text:p>
              </text:list-item>
            </text:list>
          </draw:text-box>
        </draw:frame>
        <draw:frame draw:style-name="gr5" draw:text-style-name="P13" draw:layer="layout" svg:width="14.6cm" svg:height="2.791cm" svg:x="1.2cm" svg:y="4.009cm">
          <draw:text-box>
            <text:p text:style-name="P12"><text:span text:style-name="T10"><text:s text:c="2"/></text:span></text:p>
            <text:p text:style-name="P12"><text:span text:style-name="T10"><text:s text:c="2"/></text:span><text:span text:style-name="T20">// Fails to compile</text:span></text:p>
            <text:p text:style-name="P12"><text:span text:style-name="T10"><text:s text:c="2"/></text:span><text:span text:style-name="T9">val</text:span><text:span text:style-name="T10"> </text:span><text:span text:style-name="T11">languageName:</text:span><text:span text:style-name="T10"> </text:span><text:span text:style-name="T11">String</text:span><text:span text:style-name="T10"> </text:span><text:span text:style-name="T11">=</text:span><text:span text:style-name="T10"> </text:span><text:span text:style-name="T9">null</text:span></text:p>
            <text:p text:style-name="P12"><text:span text:style-name="T10"/></text:p>
          </draw:text-box>
        </draw:frame>
        <draw:frame presentation:style-name="pr5" draw:layer="layout" svg:width="25.199cm" svg:height="1.999cm" svg:x="0.8cm" svg:y="7.601cm" presentation:class="outline" presentation:user-transformed="true">
          <draw:text-box>
            <text:list text:style-name="L2">
              <text:list-item>
                <text:p>For a variable to hold a null value, it must be of a <text:span text:style-name="T21">nullable</text:span> type.</text:p>
              </text:list-item>
            </text:list>
          </draw:text-box>
        </draw:frame>
        <draw:frame draw:style-name="gr4" draw:text-style-name="P14" draw:layer="layout" svg:width="14.4cm" svg:height="0.962cm" svg:x="1cm" svg:y="10.199cm">
          <draw:text-box>
            <text:p/>
          </draw:text-box>
        </draw:frame>
        <draw:frame draw:style-name="gr5" draw:text-style-name="P13" draw:layer="layout" svg:width="14cm" svg:height="2.156cm" svg:x="1.2cm" svg:y="10.599cm">
          <draw:text-box>
            <text:p text:style-name="P12"><text:span text:style-name="T9"/></text:p>
            <text:p text:style-name="P12"><text:span text:style-name="T9"><text:s text:c="2"/></text:span><text:span text:style-name="T9">val</text:span><text:span text:style-name="T10"> </text:span><text:span text:style-name="T11">languageName:</text:span><text:span text:style-name="T10"> </text:span><text:span text:style-name="T11">String?</text:span><text:span text:style-name="T10"> </text:span><text:span text:style-name="T11">=</text:span><text:span text:style-name="T10"> </text:span><text:span text:style-name="T9">null</text:span></text:p>
            <text:p text:style-name="P12"><text:span text:style-name="T9"/></text:p>
          </draw:text-box>
        </draw:frame>
        <draw:frame presentation:style-name="pr5" draw:layer="layout" svg:width="25.199cm" svg:height="1.999cm" svg:x="0.601cm" svg:y="13.8cm" presentation:class="outline" presentation:user-transformed="true">
          <draw:text-box>
            <text:list text:style-name="L2">
              <text:list-item>
                <text:p>You must handle nullable variables carefully or risk a dreaded <text:span text:style-name="T21">NullPointerException</text:span></text:p>
              </text:list-item>
            </text:list>
          </draw:text-box>
        </draw:frame>
        <anim:par presentation:node-type="timing-root">
          <anim:par smil:begin="id5.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Normal_20_slide" presentation:presentation-page-layout-name="AL1T1" presentation:use-date-time-name="dtd1" xml:id="id6" draw:id="id6">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Conditionals</text:span></text:p>
          </draw:text-box>
        </draw:frame>
        <draw:frame presentation:style-name="pr5" draw:layer="layout" svg:width="25.199cm" svg:height="1.799cm" svg:x="0.601cm" svg:y="1.001cm" presentation:class="outline" presentation:user-transformed="true">
          <draw:text-box>
            <text:list text:style-name="L2">
              <text:list-item>
                <text:p>Kotlin offers <text:span text:style-name="T21">conditional expressions</text:span></text:p>
              </text:list-item>
            </text:list>
          </draw:text-box>
        </draw:frame>
        <draw:frame draw:style-name="gr6" draw:text-style-name="P13" draw:layer="layout" svg:width="18.6cm" svg:height="5.966cm" svg:x="0.8cm" svg:y="3.6cm">
          <draw:text-box>
            <text:p text:style-name="P12"><text:span text:style-name="T9"><text:s text:c="2"/></text:span></text:p>
            <text:p text:style-name="P12"><text:span text:style-name="T9"><text:s text:c="2"/></text:span><text:span text:style-name="T9">if</text:span><text:span text:style-name="T10"> </text:span><text:span text:style-name="T11">(count</text:span><text:span text:style-name="T10"> </text:span><text:span text:style-name="T11">==</text:span><text:span text:style-name="T10"> </text:span><text:span text:style-name="T12">42</text:span><text:span text:style-name="T11">)</text:span><text:span text:style-name="T10"> </text:span><text:span text:style-name="T11">{</text:span></text:p>
            <text:p text:style-name="P12"><text:span text:style-name="T10"><text:s text:c="5"/></text:span><text:span text:style-name="T11">println(</text:span><text:span text:style-name="T19">"I have the answer."</text:span><text:span text:style-name="T11">)</text:span></text:p>
            <text:p text:style-name="P12"><text:span text:style-name="T11"><text:s text:c="2"/></text:span><text:span text:style-name="T11">}</text:span><text:span text:style-name="T10"> </text:span><text:span text:style-name="T9">else</text:span><text:span text:style-name="T10"> </text:span><text:span text:style-name="T9">if</text:span><text:span text:style-name="T10"> </text:span><text:span text:style-name="T11">(count</text:span><text:span text:style-name="T10"> </text:span><text:span text:style-name="T11">&gt;</text:span><text:span text:style-name="T10"> </text:span><text:span text:style-name="T12">35</text:span><text:span text:style-name="T11">)</text:span><text:span text:style-name="T10"> </text:span><text:span text:style-name="T11">{</text:span></text:p>
            <text:p text:style-name="P12"><text:span text:style-name="T10"><text:s text:c="4"/></text:span><text:span text:style-name="T11">println(</text:span><text:span text:style-name="T19">"The answer is close."</text:span><text:span text:style-name="T11">)</text:span></text:p>
            <text:p text:style-name="P12"><text:span text:style-name="T11"><text:s text:c="2"/></text:span><text:span text:style-name="T11">}</text:span><text:span text:style-name="T10"> </text:span><text:span text:style-name="T9">else</text:span><text:span text:style-name="T10"> </text:span><text:span text:style-name="T11">{</text:span></text:p>
            <text:p text:style-name="P12"><text:span text:style-name="T10"><text:s text:c="4"/></text:span><text:span text:style-name="T11">println(</text:span><text:span text:style-name="T19">"The answer eludes me."</text:span><text:span text:style-name="T11">)</text:span></text:p>
            <text:p text:style-name="P12"><text:span text:style-name="T11"><text:s text:c="2"/></text:span><text:span text:style-name="T11">}</text:span></text:p>
            <text:p text:style-name="P12"><text:span text:style-name="T11"/></text:p>
          </draw:text-box>
        </draw:frame>
        <draw:frame draw:style-name="gr7" draw:text-style-name="P13" draw:layer="layout" svg:width="18.6cm" svg:height="7.236cm" svg:x="0.8cm" svg:y="10.2cm">
          <draw:text-box>
            <text:p text:style-name="P12"><text:span text:style-name="T9"/></text:p>
            <text:p text:style-name="P12"><text:span text:style-name="T9"><text:s text:c="2"/></text:span><text:span text:style-name="T9">val</text:span><text:span text:style-name="T10"> </text:span><text:span text:style-name="T11">answerString:</text:span><text:span text:style-name="T10"> </text:span><text:span text:style-name="T11">String</text:span><text:span text:style-name="T10"> </text:span><text:span text:style-name="T11">=</text:span><text:span text:style-name="T10"> </text:span><text:span text:style-name="T9">if</text:span><text:span text:style-name="T10"> </text:span><text:span text:style-name="T11">(count</text:span><text:span text:style-name="T10"> </text:span><text:span text:style-name="T11">==</text:span><text:span text:style-name="T10"> </text:span><text:span text:style-name="T12">42</text:span><text:span text:style-name="T11">)</text:span><text:span text:style-name="T10"> </text:span><text:span text:style-name="T11">{</text:span></text:p>
            <text:p text:style-name="P12"><text:span text:style-name="T10"><text:s text:c="4"/></text:span><text:span text:style-name="T19">"I have the answer."</text:span></text:p>
            <text:p text:style-name="P12"><text:span text:style-name="T11"><text:s text:c="2"/></text:span><text:span text:style-name="T11">}</text:span><text:span text:style-name="T10"> </text:span><text:span text:style-name="T9">else</text:span><text:span text:style-name="T10"> </text:span><text:span text:style-name="T9">if</text:span><text:span text:style-name="T10"> </text:span><text:span text:style-name="T11">(count</text:span><text:span text:style-name="T10"> </text:span><text:span text:style-name="T11">&gt;</text:span><text:span text:style-name="T10"> </text:span><text:span text:style-name="T12">35</text:span><text:span text:style-name="T11">)</text:span><text:span text:style-name="T10"> </text:span><text:span text:style-name="T11">{</text:span></text:p>
            <text:p text:style-name="P12"><text:span text:style-name="T10"><text:s text:c="4"/></text:span><text:span text:style-name="T19">"The answer is close."</text:span></text:p>
            <text:p text:style-name="P12"><text:span text:style-name="T11"><text:s text:c="2"/></text:span><text:span text:style-name="T11">}</text:span><text:span text:style-name="T10"> </text:span><text:span text:style-name="T9">else</text:span><text:span text:style-name="T10"> </text:span><text:span text:style-name="T11">{</text:span></text:p>
            <text:p text:style-name="P12"><text:span text:style-name="T10"><text:s text:c="4"/></text:span><text:span text:style-name="T19">"The answer eludes me."</text:span></text:p>
            <text:p text:style-name="P12"><text:span text:style-name="T11"><text:s text:c="2"/></text:span><text:span text:style-name="T11">}</text:span></text:p>
            <text:p text:style-name="P12"><text:span text:style-name="T10"/></text:p>
            <text:p text:style-name="P12"><text:span text:style-name="T11"><text:s text:c="2"/></text:span><text:span text:style-name="T11">println(answerString)</text:span></text:p>
          </draw:text-box>
        </draw:frame>
        <anim:par presentation:node-type="timing-root">
          <anim:par smil:begin="id6.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Normal_20_slide" presentation:presentation-page-layout-name="AL1T1" presentation:use-date-time-name="dtd1" xml:id="id7" draw:id="id7">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when</text:span></text:p>
          </draw:text-box>
        </draw:frame>
        <draw:frame presentation:style-name="pr5" draw:layer="layout" svg:width="25.199cm" svg:height="3.599cm" svg:x="0.601cm" svg:y="1.001cm" presentation:class="outline" presentation:user-transformed="true">
          <draw:text-box>
            <text:list text:style-name="L2">
              <text:list-item>
                <text:p>Each branch in a when expression is represented by a condition, an arrow (-&gt;), and a result</text:p>
              </text:list-item>
            </text:list>
          </draw:text-box>
        </draw:frame>
        <draw:frame draw:style-name="gr5" draw:text-style-name="P13" draw:layer="layout" svg:width="14.6cm" svg:height="5.966cm" svg:x="0.6cm" svg:y="6.834cm">
          <draw:text-box>
            <text:p text:style-name="P12"><text:span text:style-name="T10"><text:s text:c="2"/></text:span></text:p>
            <text:p text:style-name="P12"><text:span text:style-name="T10"><text:s text:c="2"/></text:span><text:span text:style-name="T9">val</text:span><text:span text:style-name="T10"> </text:span><text:span text:style-name="T11">answerString</text:span><text:span text:style-name="T10"> </text:span><text:span text:style-name="T11">=</text:span><text:span text:style-name="T10"> </text:span><text:span text:style-name="T9">when</text:span><text:span text:style-name="T10"> </text:span><text:span text:style-name="T11">{</text:span></text:p>
            <text:p text:style-name="P12"><text:span text:style-name="T10"><text:s text:c="4"/></text:span><text:span text:style-name="T11">count</text:span><text:span text:style-name="T10"> </text:span><text:span text:style-name="T11">==</text:span><text:span text:style-name="T10"> </text:span><text:span text:style-name="T12">42</text:span><text:span text:style-name="T10"> </text:span><text:span text:style-name="T11">-&gt;</text:span><text:span text:style-name="T10"> </text:span><text:span text:style-name="T19">"I have the answer."</text:span></text:p>
            <text:p text:style-name="P12"><text:span text:style-name="T10"><text:s text:c="4"/></text:span><text:span text:style-name="T11">count</text:span><text:span text:style-name="T10"> </text:span><text:span text:style-name="T11">&gt;</text:span><text:span text:style-name="T10"> </text:span><text:span text:style-name="T12">35</text:span><text:span text:style-name="T10"> </text:span><text:span text:style-name="T11">-&gt;</text:span><text:span text:style-name="T10"> </text:span><text:span text:style-name="T19">"The answer is close."</text:span></text:p>
            <text:p text:style-name="P12"><text:span text:style-name="T10"><text:s text:c="4"/></text:span><text:span text:style-name="T9">else</text:span><text:span text:style-name="T10"> </text:span><text:span text:style-name="T11">-&gt;</text:span><text:span text:style-name="T10"> </text:span><text:span text:style-name="T19">"The answer eludes me."</text:span></text:p>
            <text:p text:style-name="P12"><text:span text:style-name="T10"><text:s text:c="2"/></text:span><text:span text:style-name="T11">}</text:span></text:p>
            <text:p text:style-name="P12"><text:span text:style-name="T10"/></text:p>
            <text:p text:style-name="P12"><text:span text:style-name="T10"><text:s text:c="2"/></text:span><text:span text:style-name="T11">println(answerString)</text:span></text:p>
            <text:p text:style-name="P12"><text:span text:style-name="T10"/></text:p>
          </draw:text-box>
        </draw:frame>
        <anim:par presentation:node-type="timing-root">
          <anim:par smil:begin="id7.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Normal_20_slide" presentation:presentation-page-layout-name="AL1T1" presentation:use-date-time-name="dtd1" xml:id="id8" draw:id="id8">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Smart casting</text:span></text:p>
          </draw:text-box>
        </draw:frame>
        <draw:frame presentation:style-name="pr5" draw:text-style-name="P4" draw:layer="layout" svg:width="25.199cm" svg:height="3.199cm" svg:x="0.8cm" svg:y="3.401cm" presentation:class="outline" presentation:user-transformed="true">
          <draw:text-box>
            <text:list text:style-name="L2">
              <text:list-item>
                <text:p text:style-name="P4"><text:span text:style-name="T2">Kotlin’s conditionals highlight one of its more powerful features,</text:span><text:span text:style-name="T22"> smart casting.</text:span></text:p>
              </text:list-item>
            </text:list>
          </draw:text-box>
        </draw:frame>
        <draw:frame draw:style-name="gr8" draw:text-style-name="P13" draw:layer="layout" svg:width="20.6cm" svg:height="4.696cm" svg:x="1.199cm" svg:y="6.705cm">
          <draw:text-box>
            <text:p text:style-name="P12"><text:span text:style-name="T10"/></text:p>
            <text:p text:style-name="P12"><text:span text:style-name="T10"><text:s/></text:span><text:span text:style-name="T9"><text:s/></text:span><text:span text:style-name="T9">val</text:span><text:span text:style-name="T11"> languageName</text:span><text:span text:style-name="T10">:</text:span><text:span text:style-name="T11"> String? =</text:span><text:span text:style-name="T9"> null</text:span></text:p>
            <text:p text:style-name="P12"><text:span text:style-name="T10"><text:s/></text:span><text:span text:style-name="T9"><text:s/></text:span><text:span text:style-name="T9">if</text:span><text:span text:style-name="T11"> (languageName</text:span><text:span text:style-name="T11"> !=</text:span><text:span text:style-name="T9"> null</text:span><text:span text:style-name="T11">) {</text:span></text:p>
            <text:p text:style-name="P12"><text:span text:style-name="T10"><text:s text:c="3"/></text:span><text:span text:style-name="T20"><text:s/></text:span><text:span text:style-name="T20">// No need to write languageName?.toUpperCase()</text:span></text:p>
            <text:p text:style-name="P12"><text:span text:style-name="T10"><text:s text:c="3"/></text:span><text:span text:style-name="T11"><text:s/></text:span><text:span text:style-name="T11">println(languageName.toUpperCase())</text:span></text:p>
            <text:p text:style-name="P12"><text:span text:style-name="T11"><text:s text:c="2"/></text:span><text:span text:style-name="T11">}</text:span></text:p>
            <text:p text:style-name="P12"><text:span text:style-name="T10"><text:s/></text:span></text:p>
          </draw:text-box>
        </draw:frame>
        <draw:frame presentation:style-name="pr5" draw:text-style-name="P4" draw:layer="layout" svg:width="25.199cm" svg:height="3.199cm" svg:x="0.8cm" svg:y="11.801cm" presentation:class="outline" presentation:user-transformed="true">
          <draw:text-box>
            <text:list text:style-name="L2">
              <text:list-item>
                <text:p text:style-name="P4"><text:span text:style-name="T2">Within the conditional branch, languageName may be treated as non-nullable.</text:span></text:p>
              </text:list-item>
            </text:list>
          </draw:text-box>
        </draw:frame>
        <anim:par presentation:node-type="timing-root">
          <anim:par smil:begin="id8.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Normal_20_slide" presentation:presentation-page-layout-name="AL1T1" presentation:use-date-time-name="dtd1" xml:id="id9" draw:id="id9">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Functions</text:span></text:p>
          </draw:text-box>
        </draw:frame>
        <draw:frame presentation:style-name="pr5" draw:text-style-name="P15" draw:layer="layout" svg:width="25.199cm" svg:height="2.799cm" svg:x="0.601cm" svg:y="1.001cm" presentation:class="outline" presentation:user-transformed="true">
          <draw:text-box>
            <text:list text:style-name="L2">
              <text:list-item>
                <text:p text:style-name="P15"><text:span text:style-name="T23">You can group one or more expressions into a function. Rather than repeating the same series of expressions each time that you need a result, you can wrap the expressions in a function and call that function instead.</text:span></text:p>
              </text:list-item>
            </text:list>
          </draw:text-box>
        </draw:frame>
        <draw:frame draw:style-name="gr9" draw:text-style-name="P17" draw:layer="layout" svg:width="13.2cm" svg:height="6.444cm" svg:x="0.8cm" svg:y="4.756cm">
          <draw:text-box>
            <text:p text:style-name="P16"><text:span text:style-name="T24"><text:s text:c="2"/></text:span></text:p>
            <text:p text:style-name="P16"><text:span text:style-name="T24"><text:s text:c="2"/></text:span><text:span text:style-name="T25">fun</text:span><text:span text:style-name="T24"> </text:span><text:span text:style-name="T26">generateAnswerString</text:span><text:span text:style-name="T27">():</text:span><text:span text:style-name="T24"> </text:span><text:span text:style-name="T27">String</text:span><text:span text:style-name="T24"> </text:span><text:span text:style-name="T27">{</text:span></text:p>
            <text:p text:style-name="P16"><text:span text:style-name="T24"><text:s text:c="4"/></text:span><text:span text:style-name="T25">val</text:span><text:span text:style-name="T24"> </text:span><text:span text:style-name="T27">answerString</text:span><text:span text:style-name="T24"> </text:span><text:span text:style-name="T27">=</text:span><text:span text:style-name="T24"> </text:span><text:span text:style-name="T25">if</text:span><text:span text:style-name="T24"> </text:span><text:span text:style-name="T27">(count</text:span><text:span text:style-name="T24"> </text:span><text:span text:style-name="T27">==</text:span><text:span text:style-name="T24"> </text:span><text:span text:style-name="T28">42</text:span><text:span text:style-name="T27">)</text:span><text:span text:style-name="T24"> </text:span><text:span text:style-name="T27">{</text:span></text:p>
            <text:p text:style-name="P16"><text:span text:style-name="T24"><text:s text:c="8"/></text:span><text:span text:style-name="T29">"I have the answer."</text:span></text:p>
            <text:p text:style-name="P16"><text:span text:style-name="T24"><text:s text:c="4"/></text:span><text:span text:style-name="T27">}</text:span><text:span text:style-name="T24"> </text:span><text:span text:style-name="T25">else</text:span><text:span text:style-name="T24"> </text:span><text:span text:style-name="T27">{</text:span></text:p>
            <text:p text:style-name="P16"><text:span text:style-name="T24"><text:s text:c="8"/></text:span><text:span text:style-name="T29">"The answer eludes me"</text:span></text:p>
            <text:p text:style-name="P16"><text:span text:style-name="T24"><text:s text:c="4"/></text:span><text:span text:style-name="T27">}</text:span></text:p>
            <text:p text:style-name="P16"><text:span text:style-name="T24"/></text:p>
            <text:p text:style-name="P16"><text:span text:style-name="T24"><text:s text:c="4"/></text:span><text:span text:style-name="T25">return</text:span><text:span text:style-name="T24"> </text:span><text:span text:style-name="T27">answerString</text:span></text:p>
            <text:p text:style-name="P16"><text:span text:style-name="T24"><text:s text:c="2"/></text:span><text:span text:style-name="T27">}</text:span></text:p>
          </draw:text-box>
        </draw:frame>
        <draw:frame draw:style-name="gr9" draw:text-style-name="P17" draw:layer="layout" svg:width="18.4cm" svg:height="6.444cm" svg:x="0.8cm" svg:y="11.6cm">
          <draw:text-box>
            <text:p text:style-name="P16"><text:span text:style-name="T24"/></text:p>
            <text:p text:style-name="P16"><text:span text:style-name="T24"><text:s/></text:span><text:span text:style-name="T25"><text:s/></text:span><text:span text:style-name="T25">fun</text:span><text:span text:style-name="T26"> generateAnswerString</text:span><text:span text:style-name="T27">(countThreshold</text:span><text:span text:style-name="T24">:</text:span><text:span text:style-name="T27"> Int)</text:span><text:span text:style-name="T24">:</text:span><text:span text:style-name="T27"> String {</text:span></text:p>
            <text:p text:style-name="P16"><text:span text:style-name="T24"><text:s text:c="3"/></text:span><text:span text:style-name="T25"><text:s/></text:span><text:span text:style-name="T25">val</text:span><text:span text:style-name="T27"> answerString =</text:span><text:span text:style-name="T25"> if</text:span><text:span text:style-name="T27"> (count &gt;</text:span><text:span text:style-name="T27"> countThreshold) {</text:span></text:p>
            <text:p text:style-name="P16"><text:span text:style-name="T30"><text:s text:c="7"/></text:span><text:span text:style-name="T31"><text:s/></text:span><text:span text:style-name="T31">"I have the answer.</text:span><text:span text:style-name="T29">"</text:span></text:p>
            <text:p text:style-name="P16"><text:span text:style-name="T24"><text:s text:c="3"/></text:span><text:span text:style-name="T27"><text:s/></text:span><text:span text:style-name="T25">} else {</text:span></text:p>
            <text:p text:style-name="P16"><text:span text:style-name="T30"><text:s text:c="7"/></text:span><text:span text:style-name="T31"><text:s/></text:span><text:span text:style-name="T31">"The answer eludes me.</text:span><text:span text:style-name="T29">"</text:span></text:p>
            <text:p text:style-name="P16"><text:span text:style-name="T24"><text:s text:c="3"/></text:span><text:span text:style-name="T25"><text:s/></text:span><text:span text:style-name="T25">}</text:span></text:p>
            <text:p text:style-name="P16"><text:span text:style-name="T25"/></text:p>
            <text:p text:style-name="P16"><text:span text:style-name="T25"><text:s text:c="4"/></text:span><text:span text:style-name="T25">return</text:span><text:span text:style-name="T27"> answerString</text:span></text:p>
            <text:p text:style-name="P16"><text:span text:style-name="T27"><text:s text:c="2"/></text:span><text:span text:style-name="T27">}</text:span></text:p>
            <text:p text:style-name="P16"><text:span text:style-name="T24"><text:s/></text:span><text:span text:style-name="T27"><text:s/></text:span></text:p>
          </draw:text-box>
        </draw:frame>
        <draw:frame draw:style-name="gr10" draw:text-style-name="P17" draw:layer="layout" svg:width="13.2cm" svg:height="1.94cm" svg:x="14cm" svg:y="7.46cm">
          <draw:text-box>
            <text:p text:style-name="P16"><text:span text:style-name="T25"/></text:p>
            <text:p text:style-name="P16"><text:span text:style-name="T25">val</text:span><text:span text:style-name="T27"> answerString =</text:span><text:span text:style-name="T27"> generateAnswerString()</text:span></text:p>
            <text:p text:style-name="P16"><text:span text:style-name="T24"/></text:p>
          </draw:text-box>
        </draw:frame>
        <draw:frame draw:style-name="gr9" draw:text-style-name="P17" draw:layer="layout" svg:width="13.2cm" svg:height="6.444cm" svg:x="0.8cm" svg:y="4.756cm">
          <draw:text-box>
            <text:p text:style-name="P16"><text:span text:style-name="T24"><text:s text:c="2"/></text:span></text:p>
            <text:p text:style-name="P16"><text:span text:style-name="T24"><text:s text:c="2"/></text:span><text:span text:style-name="T25">fun</text:span><text:span text:style-name="T24"> </text:span><text:span text:style-name="T26">generateAnswerString</text:span><text:span text:style-name="T27">():</text:span><text:span text:style-name="T24"> </text:span><text:span text:style-name="T27">String</text:span><text:span text:style-name="T24"> </text:span><text:span text:style-name="T27">{</text:span></text:p>
            <text:p text:style-name="P16"><text:span text:style-name="T24"><text:s text:c="4"/></text:span><text:span text:style-name="T25">val</text:span><text:span text:style-name="T24"> </text:span><text:span text:style-name="T27">answerString</text:span><text:span text:style-name="T24"> </text:span><text:span text:style-name="T27">=</text:span><text:span text:style-name="T24"> </text:span><text:span text:style-name="T25">if</text:span><text:span text:style-name="T24"> </text:span><text:span text:style-name="T27">(count</text:span><text:span text:style-name="T24"> </text:span><text:span text:style-name="T27">==</text:span><text:span text:style-name="T24"> </text:span><text:span text:style-name="T28">42</text:span><text:span text:style-name="T27">)</text:span><text:span text:style-name="T24"> </text:span><text:span text:style-name="T27">{</text:span></text:p>
            <text:p text:style-name="P16"><text:span text:style-name="T24"><text:s text:c="8"/></text:span><text:span text:style-name="T29">"I have the answer."</text:span></text:p>
            <text:p text:style-name="P16"><text:span text:style-name="T24"><text:s text:c="4"/></text:span><text:span text:style-name="T27">}</text:span><text:span text:style-name="T24"> </text:span><text:span text:style-name="T25">else</text:span><text:span text:style-name="T24"> </text:span><text:span text:style-name="T27">{</text:span></text:p>
            <text:p text:style-name="P16"><text:span text:style-name="T24"><text:s text:c="8"/></text:span><text:span text:style-name="T29">"The answer eludes me"</text:span></text:p>
            <text:p text:style-name="P16"><text:span text:style-name="T24"><text:s text:c="4"/></text:span><text:span text:style-name="T27">}</text:span></text:p>
            <text:p text:style-name="P16"><text:span text:style-name="T24"/></text:p>
            <text:p text:style-name="P16"><text:span text:style-name="T24"><text:s text:c="4"/></text:span><text:span text:style-name="T25">return</text:span><text:span text:style-name="T24"> </text:span><text:span text:style-name="T27">answerString</text:span></text:p>
            <text:p text:style-name="P16"><text:span text:style-name="T24"><text:s text:c="2"/></text:span><text:span text:style-name="T27">}</text:span></text:p>
          </draw:text-box>
        </draw:frame>
        <draw:frame draw:style-name="gr11" draw:text-style-name="P17" draw:layer="layout" svg:width="14cm" svg:height="1.94cm" svg:x="12.8cm" svg:y="15.26cm">
          <draw:text-box>
            <text:p text:style-name="P16"><text:span text:style-name="T25"/></text:p>
            <text:p text:style-name="P16"><text:span text:style-name="T32">val</text:span><text:span text:style-name="T33"> answerString =</text:span><text:span text:style-name="T33"> generateAnswerString(</text:span><text:span text:style-name="T29">42</text:span><text:span text:style-name="T27">)</text:span></text:p>
            <text:p text:style-name="P16"><text:span text:style-name="T24"/></text:p>
          </draw:text-box>
        </draw:frame>
        <anim:par presentation:node-type="timing-root">
          <anim:par smil:begin="id9.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Normal_20_slide" presentation:presentation-page-layout-name="AL1T1" presentation:use-date-time-name="dtd1" xml:id="id10" draw:id="id10">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Simplifying function declarations</text:span></text:p>
          </draw:text-box>
        </draw:frame>
        <draw:frame draw:style-name="gr6" draw:text-style-name="P13" draw:layer="layout" svg:width="20.8cm" svg:height="5.966cm" svg:x="1.2cm" svg:y="3.304cm">
          <draw:text-box>
            <text:p text:style-name="P12"><text:span text:style-name="T9"/></text:p>
            <text:p text:style-name="P12"><text:span text:style-name="T9"><text:s text:c="2"/></text:span><text:span text:style-name="T9">fun</text:span><text:span text:style-name="T10"> </text:span><text:span text:style-name="T34">generateAnswerString</text:span><text:span text:style-name="T11">(countThreshold:</text:span><text:span text:style-name="T10"> </text:span><text:span text:style-name="T11">Int):</text:span><text:span text:style-name="T10"> </text:span><text:span text:style-name="T11">String</text:span><text:span text:style-name="T10"> </text:span><text:span text:style-name="T11">{</text:span></text:p>
            <text:p text:style-name="P12"><text:span text:style-name="T10"><text:s text:c="4"/></text:span><text:span text:style-name="T9">return</text:span><text:span text:style-name="T10"> </text:span><text:span text:style-name="T9">if</text:span><text:span text:style-name="T10"> </text:span><text:span text:style-name="T11">(count</text:span><text:span text:style-name="T10"> </text:span><text:span text:style-name="T11">&gt;</text:span><text:span text:style-name="T10"> </text:span><text:span text:style-name="T11">countThreshold)</text:span><text:span text:style-name="T10"> </text:span><text:span text:style-name="T11">{</text:span></text:p>
            <text:p text:style-name="P12"><text:span text:style-name="T10"><text:s text:c="8"/></text:span><text:span text:style-name="T19">"I have the answer."</text:span></text:p>
            <text:p text:style-name="P12"><text:span text:style-name="T10"><text:s text:c="4"/></text:span><text:span text:style-name="T11">}</text:span><text:span text:style-name="T10"> </text:span><text:span text:style-name="T9">else</text:span><text:span text:style-name="T10"> </text:span><text:span text:style-name="T11">{</text:span></text:p>
            <text:p text:style-name="P12"><text:span text:style-name="T10"><text:s text:c="8"/></text:span><text:span text:style-name="T19">"The answer eludes me."</text:span></text:p>
            <text:p text:style-name="P12"><text:span text:style-name="T10"><text:s text:c="4"/></text:span><text:span text:style-name="T11">}</text:span></text:p>
            <text:p text:style-name="P12"><text:span text:style-name="T11"><text:s text:c="2"/></text:span><text:span text:style-name="T11">}</text:span></text:p>
          </draw:text-box>
        </draw:frame>
        <draw:frame draw:style-name="gr12" draw:text-style-name="P13" draw:layer="layout" svg:width="25.2cm" svg:height="4.696cm" svg:x="1.4cm" svg:y="10.504cm">
          <draw:text-box>
            <text:p text:style-name="P12"><text:span text:style-name="T9"><text:s text:c="2"/></text:span></text:p>
            <text:p text:style-name="P12"><text:span text:style-name="T9"><text:s text:c="2"/></text:span><text:span text:style-name="T9">fun</text:span><text:span text:style-name="T10"> </text:span><text:span text:style-name="T34">generateAnswerString</text:span><text:span text:style-name="T11">(countThreshold:</text:span><text:span text:style-name="T10"> </text:span><text:span text:style-name="T11">Int):</text:span><text:span text:style-name="T10"> </text:span><text:span text:style-name="T11">String</text:span><text:span text:style-name="T10"> </text:span><text:span text:style-name="T11">=</text:span><text:span text:style-name="T10"> </text:span><text:span text:style-name="T9">if</text:span><text:span text:style-name="T10"> </text:span><text:span text:style-name="T11">(count</text:span><text:span text:style-name="T10"> </text:span><text:span text:style-name="T11">&gt;</text:span><text:span text:style-name="T10"> </text:span><text:span text:style-name="T11">countThreshold)</text:span><text:span text:style-name="T10"> </text:span><text:span text:style-name="T11">{</text:span></text:p>
            <text:p text:style-name="P12"><text:span text:style-name="T10"><text:s text:c="8"/></text:span><text:span text:style-name="T19">"I have the answer"</text:span></text:p>
            <text:p text:style-name="P12"><text:span text:style-name="T10"><text:s text:c="4"/></text:span><text:span text:style-name="T11">}</text:span><text:span text:style-name="T10"> </text:span><text:span text:style-name="T9">else</text:span><text:span text:style-name="T10"> </text:span><text:span text:style-name="T11">{</text:span></text:p>
            <text:p text:style-name="P12"><text:span text:style-name="T10"><text:s text:c="8"/></text:span><text:span text:style-name="T19">"The answer eludes me"</text:span></text:p>
            <text:p text:style-name="P12"><text:span text:style-name="T10"><text:s text:c="4"/></text:span><text:span text:style-name="T11">}</text:span></text:p>
          </draw:text-box>
        </draw:frame>
        <anim:par presentation:node-type="timing-root">
          <anim:par smil:begin="id10.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Normal_20_slide" presentation:presentation-page-layout-name="AL1T1" presentation:use-date-time-name="dtd1" xml:id="id11" draw:id="id11">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Anonymous functions</text:span></text:p>
          </draw:text-box>
        </draw:frame>
        <draw:frame presentation:style-name="pr5" draw:text-style-name="P4" draw:layer="layout" svg:width="25.199cm" svg:height="10.799cm" svg:x="0.601cm" svg:y="1.001cm" presentation:class="outline" presentation:user-transformed="true">
          <draw:text-box>
            <text:list text:style-name="L2">
              <text:list-item>
                <text:p text:style-name="P4"><text:span text:style-name="T2">Not every function needs a name. </text:span></text:p>
              </text:list-item>
              <text:list-item>
                <text:p text:style-name="P4"><text:span text:style-name="T2">Some functions are more directly identified by their inputs and outputs.</text:span></text:p>
              </text:list-item>
              <text:list-item>
                <text:p text:style-name="P4"><text:span text:style-name="T2">To retrieve the result of the function, you must invoke it with like you would a named function. You must supply a String when calling </text:span><text:span text:style-name="T22">stringLengthFunc</text:span><text:span text:style-name="T2">, as shown in the following example:</text:span></text:p>
              </text:list-item>
            </text:list>
          </draw:text-box>
        </draw:frame>
        <draw:frame draw:style-name="gr5" draw:text-style-name="P13" draw:layer="layout" svg:width="19.8cm" svg:height="4.696cm" svg:x="0.6cm" svg:y="11.8cm">
          <draw:text-box>
            <text:p text:style-name="P12"><text:span text:style-name="T9"/></text:p>
            <text:p text:style-name="P12"><text:span text:style-name="T9"><text:s text:c="2"/></text:span><text:span text:style-name="T9">val</text:span><text:span text:style-name="T10"> </text:span><text:span text:style-name="T11">stringLengthFunc:</text:span><text:span text:style-name="T10"> </text:span><text:span text:style-name="T11">(String)</text:span><text:span text:style-name="T10"> </text:span><text:span text:style-name="T11">-&gt;</text:span><text:span text:style-name="T10"> </text:span><text:span text:style-name="T11">Int</text:span><text:span text:style-name="T10"> </text:span><text:span text:style-name="T11">=</text:span><text:span text:style-name="T10"> </text:span><text:span text:style-name="T11">{</text:span><text:span text:style-name="T10"> </text:span><text:span text:style-name="T11">input</text:span><text:span text:style-name="T10"> </text:span><text:span text:style-name="T11">-&gt;</text:span></text:p>
            <text:p text:style-name="P12"><text:span text:style-name="T10"><text:s text:c="4"/></text:span><text:span text:style-name="T11">input.length</text:span></text:p>
            <text:p text:style-name="P12"><text:span text:style-name="T11"><text:s text:c="2"/></text:span><text:span text:style-name="T11">}</text:span></text:p>
            <text:p text:style-name="P12"><text:span text:style-name="T11"/></text:p>
            <text:p text:style-name="P12"><text:span text:style-name="T35"><text:s text:c="2"/></text:span><text:span text:style-name="T36">val</text:span><text:span text:style-name="T35"> stringLength: Int = stringLengthFunc(</text:span><text:span text:style-name="T19">"Android"</text:span><text:span text:style-name="T11">)</text:span></text:p>
            <text:p text:style-name="P12"><text:span text:style-name="T11"/></text:p>
          </draw:text-box>
        </draw:frame>
        <anim:par presentation:node-type="timing-root">
          <anim:par smil:begin="id11.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Normal_20_slide" presentation:presentation-page-layout-name="AL1T1" presentation:use-date-time-name="dtd1" xml:id="id12" draw:id="id12">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Higher-order functions</text:span></text:p>
          </draw:text-box>
        </draw:frame>
        <draw:frame presentation:style-name="pr5" draw:text-style-name="P4" draw:layer="layout" svg:width="25.199cm" svg:height="1.799cm" svg:x="0.601cm" svg:y="1.001cm" presentation:class="outline" presentation:user-transformed="true">
          <draw:text-box>
            <text:list text:style-name="L2">
              <text:list-item>
                <text:p text:style-name="P4"><text:span text:style-name="T2">A function can take another function as an argument.</text:span></text:p>
              </text:list-item>
            </text:list>
          </draw:text-box>
        </draw:frame>
        <draw:frame draw:style-name="gr13" draw:text-style-name="P13" draw:layer="layout" svg:width="23.4cm" svg:height="6.65cm" svg:x="1.4cm" svg:y="3.2cm">
          <draw:text-box>
            <text:p text:style-name="P12"><text:span text:style-name="T9"/></text:p>
            <text:p text:style-name="P12"><text:span text:style-name="T9"><text:s text:c="2"/></text:span><text:span text:style-name="T9">fun</text:span><text:span text:style-name="T10"> </text:span><text:span text:style-name="T34">stringMapper</text:span><text:span text:style-name="T11">(str:</text:span><text:span text:style-name="T10"> </text:span><text:span text:style-name="T11">String,</text:span><text:span text:style-name="T10"> </text:span><text:span text:style-name="T11">mapper:</text:span><text:span text:style-name="T10"> </text:span><text:span text:style-name="T11">(String)</text:span><text:span text:style-name="T10"> </text:span><text:span text:style-name="T11">-&gt;</text:span><text:span text:style-name="T10"> </text:span><text:span text:style-name="T11">Int):</text:span><text:span text:style-name="T10"> </text:span><text:span text:style-name="T11">Int</text:span><text:span text:style-name="T10"> </text:span><text:span text:style-name="T11">{</text:span></text:p>
            <text:p text:style-name="P12"><text:span text:style-name="T10"><text:s text:c="4"/></text:span><text:span text:style-name="T20">// Invoke function</text:span></text:p>
            <text:p text:style-name="P12"><text:span text:style-name="T10"><text:s text:c="4"/></text:span><text:span text:style-name="T9">return</text:span><text:span text:style-name="T10"> </text:span><text:span text:style-name="T11">mapper(str)</text:span></text:p>
            <text:p text:style-name="P12"><text:span text:style-name="T11"><text:s text:c="2"/></text:span><text:span text:style-name="T11">}</text:span></text:p>
            <text:p text:style-name="P12"><text:span text:style-name="T10"/></text:p>
            <text:p text:style-name="P12"><text:span text:style-name="T11"><text:s text:c="2"/></text:span><text:span text:style-name="T11">stringMapper(</text:span><text:span text:style-name="T19">"Android"</text:span><text:span text:style-name="T11">,</text:span><text:span text:style-name="T10"> </text:span><text:span text:style-name="T11">{</text:span><text:span text:style-name="T10"> </text:span><text:span text:style-name="T11">input</text:span><text:span text:style-name="T10"> </text:span><text:span text:style-name="T11">-&gt;</text:span></text:p>
            <text:p text:style-name="P12"><text:span text:style-name="T10"><text:s text:c="4"/></text:span><text:span text:style-name="T11">input.length</text:span></text:p>
            <text:p text:style-name="P12"><text:span text:style-name="T11"><text:s text:c="2"/></text:span><text:span text:style-name="T11">})</text:span></text:p>
          </draw:text-box>
        </draw:frame>
        <draw:frame presentation:style-name="pr5" draw:text-style-name="P18" draw:layer="layout" svg:width="25.199cm" svg:height="2.799cm" svg:x="0.601cm" svg:y="10.801cm" presentation:class="outline" presentation:user-transformed="true">
          <draw:text-box>
            <text:list text:style-name="L2">
              <text:list-item>
                <text:p text:style-name="P18"><text:span text:style-name="T37">If the anonymous function is the last parameter defined on a function, you can pass it outside of the parentheses used to invoke the function, as shown in the following example:</text:span></text:p>
              </text:list-item>
            </text:list>
          </draw:text-box>
        </draw:frame>
        <draw:frame draw:style-name="gr5" draw:text-style-name="P13" draw:layer="layout" svg:width="13cm" svg:height="2.156cm" svg:x="1.6cm" svg:y="14.2cm">
          <draw:text-box>
            <text:p text:style-name="P12"><text:span text:style-name="T11"><text:s text:c="2"/></text:span><text:span text:style-name="T11">stringMapper(</text:span><text:span text:style-name="T19">"Android"</text:span><text:span text:style-name="T11">)</text:span><text:span text:style-name="T10"> </text:span><text:span text:style-name="T11">{</text:span><text:span text:style-name="T10"> </text:span><text:span text:style-name="T11">input</text:span><text:span text:style-name="T10"> </text:span><text:span text:style-name="T11">-&gt;</text:span></text:p>
            <text:p text:style-name="P12"><text:span text:style-name="T10"><text:s text:c="4"/></text:span><text:span text:style-name="T11">input.length</text:span></text:p>
            <text:p text:style-name="P12"><text:span text:style-name="T11"><text:s text:c="2"/></text:span><text:span text:style-name="T11">}</text:span></text:p>
          </draw:text-box>
        </draw:frame>
        <anim:par presentation:node-type="timing-root">
          <anim:par smil:begin="id12.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Normal_20_slide" presentation:presentation-page-layout-name="AL1T1" presentation:use-date-time-name="dtd1" xml:id="id13" draw:id="id13">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Classes &amp; Properties</text:span></text:p>
          </draw:text-box>
        </draw:frame>
        <draw:frame presentation:style-name="pr5" draw:layer="layout" svg:width="25.199cm" svg:height="3.199cm" svg:x="0.601cm" svg:y="1.001cm" presentation:class="outline" presentation:user-transformed="true">
          <draw:text-box>
            <text:list text:style-name="L2">
              <text:list-item>
                <text:p><text:s/>If you would like to add your own custom type, you can define a class using the class keyword</text:p>
              </text:list-item>
              <text:list-item>
                <text:p>Classes represent state using properties. A property is a class-level variable that can include a getter, a setter, and a backing field</text:p>
              </text:list-item>
            </text:list>
          </draw:text-box>
        </draw:frame>
        <draw:frame draw:style-name="gr14" draw:text-style-name="P11" draw:layer="layout" svg:width="20.4cm" svg:height="5.939cm" svg:x="1cm" svg:y="4.8cm">
          <draw:text-box>
            <text:p><text:span text:style-name="T15"/></text:p>
            <text:p><text:span text:style-name="T15"><text:s text:c="2"/></text:span><text:span text:style-name="T15">class</text:span><text:span text:style-name="T16"> </text:span><text:span text:style-name="T17">Car</text:span><text:span text:style-name="T16"> </text:span><text:span text:style-name="T17">{</text:span></text:p>
            <text:p><text:span text:style-name="T16"><text:s text:c="4"/></text:span><text:span text:style-name="T15">val</text:span><text:span text:style-name="T16"> </text:span><text:span text:style-name="T17">wheels</text:span><text:span text:style-name="T16"> </text:span><text:span text:style-name="T17">=</text:span><text:span text:style-name="T16"> </text:span><text:span text:style-name="T17">listOf&lt;Wheel&gt;()</text:span></text:p>
            <text:p><text:span text:style-name="T17"><text:s text:c="2"/></text:span><text:span text:style-name="T17">}</text:span></text:p>
            <text:p><text:span text:style-name="T16"/></text:p>
            <text:p><text:span text:style-name="T15"><text:s text:c="2"/></text:span><text:span text:style-name="T15">val</text:span><text:span text:style-name="T16"> </text:span><text:span text:style-name="T17">car</text:span><text:span text:style-name="T16"> </text:span><text:span text:style-name="T17">=</text:span><text:span text:style-name="T16"> </text:span><text:span text:style-name="T17">Car()</text:span><text:span text:style-name="T16"> </text:span><text:span text:style-name="T38">// construct a Car</text:span></text:p>
            <text:p><text:span text:style-name="T15"><text:s text:c="2"/></text:span><text:span text:style-name="T15">val</text:span><text:span text:style-name="T16"> </text:span><text:span text:style-name="T17">wheels</text:span><text:span text:style-name="T16"> </text:span><text:span text:style-name="T17">=</text:span><text:span text:style-name="T16"> </text:span><text:span text:style-name="T17">car.wheels</text:span><text:span text:style-name="T38"> // retrieve the wheels value from the Car</text:span></text:p>
            <text:p><text:span text:style-name="T38"/></text:p>
          </draw:text-box>
        </draw:frame>
        <draw:frame presentation:style-name="pr5" draw:layer="layout" svg:width="25.199cm" svg:height="2.999cm" svg:x="0.601cm" svg:y="11.401cm" presentation:class="outline" presentation:user-transformed="true">
          <draw:text-box>
            <text:list text:style-name="L2">
              <text:list-item>
                <text:p>Note that <text:span text:style-name="T39">wheels</text:span> is a <text:span text:style-name="T3">public</text:span> <text:span text:style-name="T3">val</text:span>, meaning that wheels can be accessed from outside of the Car class, and it can't be reassigned.</text:p>
              </text:list-item>
              <text:list-item>
                <text:p>If you want to customize your wheels, you can define a custom constructor that specifies how your class properties are initialized:</text:p>
              </text:list-item>
            </text:list>
          </draw:text-box>
        </draw:frame>
        <draw:frame draw:style-name="gr5" draw:text-style-name="P13" draw:layer="layout" svg:width="14.4cm" svg:height="2.156cm" svg:x="1.4cm" svg:y="15.4cm">
          <draw:text-box>
            <text:p text:style-name="P12"><text:span text:style-name="T9"><text:s text:c="2"/></text:span></text:p>
            <text:p text:style-name="P12"><text:span text:style-name="T9"><text:s text:c="2"/></text:span><text:span text:style-name="T9">class</text:span><text:span text:style-name="T10"> </text:span><text:span text:style-name="T11">Car(</text:span><text:span text:style-name="T9">val</text:span><text:span text:style-name="T10"> </text:span><text:span text:style-name="T11">wheels:</text:span><text:span text:style-name="T10"> </text:span><text:span text:style-name="T11">List&lt;Wheel&gt;)</text:span></text:p>
            <text:p text:style-name="P12"><text:span text:style-name="T11"/></text:p>
          </draw:text-box>
        </draw:frame>
        <anim:par presentation:node-type="timing-root">
          <anim:par smil:begin="id13.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Normal_20_slide" presentation:presentation-page-layout-name="AL1T1" presentation:use-date-time-name="dtd1" xml:id="id14" draw:id="id14">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Class functions and encapsulation</text:span></text:p>
          </draw:text-box>
        </draw:frame>
        <draw:frame presentation:style-name="pr5" draw:layer="layout" svg:width="25.199cm" svg:height="3.599cm" svg:x="0.601cm" svg:y="1.001cm" presentation:class="outline" presentation:user-transformed="true">
          <draw:text-box>
            <text:list text:style-name="L2">
              <text:list-item>
                <text:p>Classes use functions to model behavior. Functions can modify state, helping you to expose only the data that you wish to expose. This access control is part of a larger object-oriented concept known as <text:span text:style-name="T3">encapsulation</text:span>.</text:p>
              </text:list-item>
            </text:list>
          </draw:text-box>
        </draw:frame>
        <draw:frame draw:style-name="gr15" draw:text-style-name="P13" draw:layer="layout" svg:width="26.2cm" svg:height="8.783cm" svg:x="0.4cm" svg:y="5.4cm">
          <draw:text-box>
            <text:p text:style-name="P12"><text:span text:style-name="T9"><text:s text:c="2"/></text:span></text:p>
            <text:p text:style-name="P12"><text:span text:style-name="T9"><text:s text:c="2"/></text:span><text:span text:style-name="T9">class</text:span><text:span text:style-name="T10"> </text:span><text:span text:style-name="T11">Car(</text:span><text:span text:style-name="T9">val</text:span><text:span text:style-name="T10"> </text:span><text:span text:style-name="T11">wheels:</text:span><text:span text:style-name="T10"> </text:span><text:span text:style-name="T11">List&lt;Wheel&gt;)</text:span><text:span text:style-name="T10"> </text:span><text:span text:style-name="T11">{</text:span></text:p>
            <text:p text:style-name="P12"><text:span text:style-name="T10"/></text:p>
            <text:p text:style-name="P12"><text:span text:style-name="T10"><text:s text:c="4"/></text:span><text:span text:style-name="T9">private</text:span><text:span text:style-name="T10"> </text:span><text:span text:style-name="T9">val</text:span><text:span text:style-name="T10"> </text:span><text:span text:style-name="T11">doorLock:</text:span><text:span text:style-name="T10"> </text:span><text:span text:style-name="T11">DoorLock</text:span><text:span text:style-name="T10"> </text:span><text:span text:style-name="T11">=</text:span><text:span text:style-name="T10"> </text:span><text:span text:style-name="T11">...</text:span></text:p>
            <text:p text:style-name="P12"><text:span text:style-name="T10"/></text:p>
            <text:p text:style-name="P12"><text:span text:style-name="T10"><text:s text:c="4"/></text:span><text:span text:style-name="T9">val</text:span><text:span text:style-name="T10"> </text:span><text:span text:style-name="T11">gallonsOfFuelInTank:</text:span><text:span text:style-name="T10"> </text:span><text:span text:style-name="T11">Int</text:span><text:span text:style-name="T10"> </text:span><text:span text:style-name="T11">=</text:span><text:span text:style-name="T10"> </text:span><text:span text:style-name="T12">15</text:span></text:p>
            <text:p text:style-name="P12"><text:span text:style-name="T10"><text:s text:c="8"/></text:span><text:span text:style-name="T9">private</text:span><text:span text:style-name="T10"> </text:span><text:span text:style-name="T9">set</text:span></text:p>
            <text:p text:style-name="P12"><text:span text:style-name="T10"/></text:p>
            <text:p text:style-name="P12"><text:span text:style-name="T10"><text:s text:c="4"/></text:span><text:span text:style-name="T9">fun</text:span><text:span text:style-name="T10"> </text:span><text:span text:style-name="T34">unlockDoor</text:span><text:span text:style-name="T11">(key:</text:span><text:span text:style-name="T10"> </text:span><text:span text:style-name="T11">Key):</text:span><text:span text:style-name="T10"> </text:span><text:span text:style-name="T11">Boolean</text:span><text:span text:style-name="T10"> </text:span><text:span text:style-name="T11">{</text:span></text:p>
            <text:p text:style-name="P12"><text:span text:style-name="T10"><text:s text:c="8"/></text:span><text:span text:style-name="T20">// Return true if key is valid for door lock, false otherwise</text:span></text:p>
            <text:p text:style-name="P12"><text:span text:style-name="T10"><text:s text:c="4"/></text:span><text:span text:style-name="T11">}</text:span></text:p>
            <text:p text:style-name="P12"><text:span text:style-name="T11"><text:s/></text:span><text:span text:style-name="T11">}</text:span></text:p>
          </draw:text-box>
        </draw:frame>
        <anim:par presentation:node-type="timing-root">
          <anim:par smil:begin="id14.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Normal_20_slide" presentation:presentation-page-layout-name="AL1T1" presentation:use-date-time-name="dtd1" xml:id="id15" draw:id="id15">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Interoperability</text:span></text:p>
          </draw:text-box>
        </draw:frame>
        <draw:frame presentation:style-name="pr5" draw:layer="layout" svg:width="25.199cm" svg:height="15.801cm" svg:x="0.601cm" svg:y="1.001cm" presentation:class="outline" presentation:user-transformed="true">
          <draw:text-box>
            <text:list text:style-name="L2">
              <text:list-item>
                <text:p>One of Kotlin’s most important features is its fluid interoperability with Java. Because Kotlin code compiles down to JVM bytecode, your Kotlin code can call directly into Java code and vice-versa.</text:p>
              </text:list-item>
            </text:list>
          </draw:text-box>
        </draw:frame>
        <anim:par presentation:node-type="timing-root">
          <anim:par smil:begin="id15.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Normal_20_slide" presentation:presentation-page-layout-name="AL1T1" presentation:use-date-time-name="dtd1" xml:id="id16" draw:id="id16">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Additional Kotlin Resource</text:span></text:p>
          </draw:text-box>
        </draw:frame>
        <draw:frame presentation:style-name="pr5" draw:layer="layout" svg:width="25.199cm" svg:height="15.801cm" svg:x="0.501cm" svg:y="0.901cm" presentation:class="outline" presentation:user-transformed="true">
          <draw:text-box>
            <text:list text:style-name="L2">
              <text:list-item>
                <text:p><text:span text:style-name="T40"><text:a xlink:href="https://developer.android.com/kotlin/resources" xlink:type="simple">Additional Kotlin Resources</text:a></text:span></text:p>
              </text:list-item>
            </text:list>
          </draw:text-box>
        </draw:frame>
        <anim:par presentation:node-type="timing-root">
          <anim:par smil:begin="id16.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Normal_20_slide" presentation:presentation-page-layout-name="AL1T1" presentation:use-date-time-name="dtd1" xml:id="id17" draw:id="id17">
        <office:forms form:automatic-focus="false" form:apply-design-mode="false"/>
        <draw:frame presentation:style-name="pr4" draw:text-style-name="P4" draw:layer="layout" svg:width="11.494cm" svg:height="3.127cm" draw:transform="rotate (0.139626340159546) translate (16.2cm 18.45cm)" presentation:class="title" presentation:user-transformed="true">
          <draw:text-box>
            <text:p><text:span text:style-name="T2">Variable declaration</text:span></text:p>
          </draw:text-box>
        </draw:frame>
        <draw:frame presentation:style-name="pr5" draw:layer="layout" svg:width="25.199cm" svg:height="15.801cm" svg:x="0.601cm" svg:y="1.001cm" presentation:class="outline" presentation:user-transformed="true">
          <draw:text-box>
            <text:list text:style-name="L2">
              <text:list-item>
                <text:p>Store data in tables of rows and columns (spreadsheet…)</text:p>
              </text:list-item>
              <text:list-item>
                <text:p>Field = intersection of a row and column</text:p>
              </text:list-item>
              <text:list-item>
                <text:p>Fields contain data, references to other fields, or references to other tables</text:p>
              </text:list-item>
              <text:list-item>
                <text:p>Rows are identified by unique IDs</text:p>
              </text:list-item>
              <text:list-item>
                <text:p>Column names are unique per table</text:p>
              </text:list-item>
            </text:list>
          </draw:text-box>
        </draw:frame>
        <anim:par presentation:node-type="timing-root">
          <anim:par smil:begin="id17.begin">
            <anim:transitionFilter smil:dur="1s" smil:type="random"/>
          </anim:par>
          <anim:seq smil:dur="0s" presentation:node-type="main-sequence"/>
        </anim:par>
        <presentation:notes draw:style-name="dp3">
          <office:forms form:automatic-focus="false" form:apply-design-mode="false"/>
          <draw:page-thumbnail draw:style-name="gr2"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First_20_slide" presentation:presentation-page-layout-name="AL1T1" presentation:use-date-time-name="dtd1" xml:id="id18" draw:id="id18">
        <office:forms form:automatic-focus="false" form:apply-design-mode="false"/>
        <draw:frame presentation:style-name="pr1" draw:layer="layout" svg:width="25.199cm" svg:height="7.2cm" svg:x="0.9cm" svg:y="6.9cm" presentation:class="title">
          <draw:text-box>
            <text:p>Queries</text:p>
          </draw:text-box>
        </draw:frame>
        <draw:frame presentation:style-name="pr2" draw:layer="layout" svg:width="25.199cm" svg:height="0.001cm" svg:x="2.2cm" svg:y="22.6cm" presentation:class="outline" presentation:placeholder="true">
          <draw:text-box/>
        </draw:frame>
        <draw:frame draw:style-name="gr1" draw:text-style-name="P2" draw:layer="layout" svg:width="9.505cm" svg:height="2.385cm" draw:transform="rotate (0.149225651045515) translate (17.822cm 18.616cm)">
          <draw:text-box>
            <text:p text:style-name="P1"><text:span text:style-name="T1">Elvedin Selimoski</text:span></text:p>
          </draw:text-box>
        </draw:frame>
        <anim:par presentation:node-type="timing-root">
          <anim:par smil:begin="id18.begin">
            <anim:transitionFilter smil:dur="1s" smil:type="random"/>
          </anim:par>
          <anim:seq smil:dur="0s" presentation:node-type="main-sequence"/>
        </anim:par>
        <presentation:notes draw:style-name="dp2">
          <draw:page-thumbnail draw:style-name="gr2"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Normal_20_slide" presentation:presentation-page-layout-name="AL1T1" presentation:use-date-time-name="dtd1" xml:id="id19" draw:id="id19">
        <office:forms form:automatic-focus="false" form:apply-design-mode="false"/>
        <draw:frame presentation:style-name="pr5" draw:layer="layout" svg:width="25.199cm" svg:height="15.801cm" svg:x="0.601cm" svg:y="1.001cm" presentation:class="outline" presentation:user-transformed="true">
          <draw:text-box>
            <text:list text:style-name="L2">
              <text:list-header>
                <text:p>END</text:p>
              </text:list-header>
            </text:list>
          </draw:text-box>
        </draw:frame>
        <anim:par presentation:node-type="timing-root">
          <anim:par smil:begin="id19.begin">
            <anim:transitionFilter smil:dur="1s" smil:type="random"/>
          </anim:par>
          <anim:seq smil:dur="0s" presentation:node-type="main-sequence"/>
        </anim:par>
        <presentation:notes draw:style-name="dp2">
          <draw:page-thumbnail draw:style-name="gr2" draw:layer="layout" svg:width="14.848cm" svg:height="11.136cm" svg:x="3.075cm" svg:y="2.257cm" draw:page-number="1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Roboto1" svg:font-family="Roboto"/>
    <style:font-face style:name="Consolas" svg:font-family="Consolas" style:font-family-generic="modern" style:font-pitch="fixed"/>
    <style:font-face style:name="Consolas2" svg:font-family="Consolas" style:font-family-generic="swiss" style:font-pitch="fixed"/>
    <style:font-face style:name="Liberation Sans2" svg:font-family="'Liberation Sans'" style:font-family-generic="swiss" style:font-pitch="fixed"/>
    <style:font-face style:name="Droid Sans Fallback1" svg:font-family="'Droid Sans Fallback'" style:font-pitch="variable"/>
    <style:font-face style:name="FreeSans1" svg:font-family="FreeSans" style:font-pitch="variable"/>
    <style:font-face style:name="Liberation Sans4" svg:font-family="'Liberation Sans'" style:font-pitch="variable"/>
    <style:font-face style:name="Roboto" svg:font-family="Roboto" style:font-pitch="variable"/>
    <style:font-face style:name="Consolas1" svg:font-family="Consolas" style:font-family-generic="modern" style:font-pitch="variable"/>
    <style:font-face style:name="Liberation Sans1" svg:font-family="'Liberation Sans'" style:font-family-generic="modern" style:font-pitch="variable"/>
    <style:font-face style:name="DejaVu Sans1" svg:font-family="'DejaVu Sans'"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rst_20_slide-background" style:display-name="First slide-background" style:family="presentation">
      <style:graphic-properties draw:stroke="none" draw:fill="solid" draw:fill-color="#333333" draw:fill-image-width="0cm" draw:fill-image-height="0cm"/>
      <style:text-properties style:letter-kerning="true"/>
    </style:style>
    <style:style style:name="First_20_slide-backgroundobjects" style:display-name="First slide-backgroundobjects" style:family="presentation">
      <style:graphic-properties draw:textarea-horizontal-align="justify" draw:shadow="hidden" draw:shadow-offset-x="0.2cm" draw:shadow-offset-y="0.2cm" draw:shadow-color="#808080"/>
      <style:text-propertie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draw:auto-grow-height="false" draw:fit-to-size="shrink-to-fit" style:shrink-to-fit="true">
        <text:list-style style:name="First_20_slide-outline1" style:display-name="First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4cm"/>
      <style:text-properties fo:font-size="28pt" style:font-size-asian="28pt" style:font-size-complex="28pt"/>
    </style:style>
    <style:style style:name="First_20_slide-outline3" style:display-name="First slide-outline3" style:family="presentation" style:parent-style-name="First_20_slide-outline2">
      <style:paragraph-properties fo:margin-top="0cm" fo:margin-bottom="0.3cm"/>
      <style:text-properties fo:font-size="24pt" style:font-size-asian="24pt" style:font-size-complex="24pt"/>
    </style:style>
    <style:style style:name="First_20_slide-outline4" style:display-name="First slide-outline4" style:family="presentation" style:parent-style-name="First_20_slide-outline3">
      <style:paragraph-properties fo:margin-top="0cm" fo:margin-bottom="0.2cm"/>
      <style:text-properties fo:font-size="20pt" style:font-size-asian="20pt" style:font-size-complex="20pt"/>
    </style:style>
    <style:style style:name="First_20_slide-outline5" style:display-name="First slide-outline5" style:family="presentation" style:parent-style-name="First_20_slide-outline4">
      <style:paragraph-properties fo:margin-top="0cm" fo:margin-bottom="0.1cm"/>
      <style:text-properties fo:font-size="20pt" style:font-size-asian="20pt" style:font-size-complex="20pt"/>
    </style:style>
    <style:style style:name="First_20_slide-outline6" style:display-name="First slide-outline6" style:family="presentation" style:parent-style-name="First_20_slide-outline5">
      <style:paragraph-properties fo:margin-top="0cm" fo:margin-bottom="0.1cm"/>
      <style:text-properties fo:font-size="20pt" style:font-size-asian="20pt" style:font-size-complex="20pt"/>
    </style:style>
    <style:style style:name="First_20_slide-outline7" style:display-name="First slide-outline7" style:family="presentation" style:parent-style-name="First_20_slide-outline6">
      <style:paragraph-properties fo:margin-top="0cm" fo:margin-bottom="0.1cm"/>
      <style:text-properties fo:font-size="20pt" style:font-size-asian="20pt" style:font-size-complex="20pt"/>
    </style:style>
    <style:style style:name="First_20_slide-outline8" style:display-name="First slide-outline8" style:family="presentation" style:parent-style-name="First_20_slide-outline7">
      <style:paragraph-properties fo:margin-top="0cm" fo:margin-bottom="0.1cm"/>
      <style:text-properties fo:font-size="20pt" style:font-size-asian="20pt" style:font-size-complex="20pt"/>
    </style:style>
    <style:style style:name="First_20_slide-outline9" style:display-name="First slide-outline9" style:family="presentation" style:parent-style-name="First_20_slide-outline8">
      <style:paragraph-properties fo:margin-top="0cm" fo:margin-bottom="0.1cm"/>
      <style:text-properties fo:font-size="20pt" style:font-size-asian="20pt" style:font-size-complex="20pt"/>
    </style:style>
    <style:style style:name="First_20_slide-subtitle" style:display-name="First slide-subtitle" style:family="presentation">
      <style:graphic-properties draw:stroke="none" draw:fill="none" draw:textarea-vertical-align="middle">
        <text:list-style style:name="First_20_slide-subtitle" style:display-name="First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textarea-vertical-align="middle">
        <text:list-style style:name="First_20_slide-title" style:display-name="First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0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Normal_20_slide-background" style:display-name="Normal slide-background" style:family="presentation">
      <style:graphic-properties draw:stroke="none" draw:fill="solid" draw:fill-color="#333333" draw:fill-image-width="0cm" draw:fill-image-height="0cm"/>
      <style:text-properties style:letter-kerning="true"/>
    </style:style>
    <style:style style:name="Normal_20_slide-backgroundobjects" style:display-name="Normal slide-backgroundobjects" style:family="presentation">
      <style:graphic-properties draw:textarea-horizontal-align="justify" draw:shadow="hidden" draw:shadow-offset-x="0.2cm" draw:shadow-offset-y="0.2cm" draw:shadow-color="#808080"/>
      <style:text-properties style:letter-kerning="true"/>
    </style:style>
    <style:style style:name="Normal_20_slide-notes" style:display-name="Normal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rmal_20_slide-outline1" style:display-name="Normal slide-outline1" style:family="presentation">
      <style:graphic-properties draw:stroke="none" draw:fill="none" draw:auto-grow-height="false" draw:fit-to-size="shrink-to-fit" style:shrink-to-fit="true">
        <text:list-style style:name="Normal_20_slide-outline1" style:display-name="Normal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outline2" style:display-name="Normal slide-outline2" style:family="presentation" style:parent-style-name="Normal_20_slide-outline1">
      <style:paragraph-properties fo:margin-left="0cm" fo:margin-right="0cm" fo:margin-top="0cm" fo:margin-bottom="0.4cm" fo:text-indent="0cm"/>
      <style:text-properties fo:font-size="28pt" style:font-size-asian="28pt" style:font-size-complex="28pt"/>
    </style:style>
    <style:style style:name="Normal_20_slide-outline3" style:display-name="Normal slide-outline3" style:family="presentation" style:parent-style-name="Normal_20_slide-outline2">
      <style:paragraph-properties fo:margin-left="0cm" fo:margin-right="0cm" fo:margin-top="0cm" fo:margin-bottom="0.3cm" fo:text-indent="0cm"/>
      <style:text-properties fo:font-size="24pt" style:font-size-asian="24pt" style:font-size-complex="24pt"/>
    </style:style>
    <style:style style:name="Normal_20_slide-outline4" style:display-name="Normal slide-outline4" style:family="presentation" style:parent-style-name="Normal_20_slide-outline3">
      <style:paragraph-properties fo:margin-left="0cm" fo:margin-right="0cm" fo:margin-top="0cm" fo:margin-bottom="0.2cm" fo:text-indent="0cm"/>
      <style:text-properties fo:font-size="20pt" style:font-size-asian="20pt" style:font-size-complex="20pt"/>
    </style:style>
    <style:style style:name="Normal_20_slide-outline5" style:display-name="Normal slide-outline5" style:family="presentation" style:parent-style-name="Normal_20_slide-outline4">
      <style:paragraph-properties fo:margin-left="0cm" fo:margin-right="0cm" fo:margin-top="0cm" fo:margin-bottom="0.1cm" fo:text-indent="0cm"/>
      <style:text-properties fo:font-size="20pt" style:font-size-asian="20pt" style:font-size-complex="20pt"/>
    </style:style>
    <style:style style:name="Normal_20_slide-outline6" style:display-name="Normal slide-outline6" style:family="presentation" style:parent-style-name="Normal_20_slide-outline5">
      <style:paragraph-properties fo:margin-left="0cm" fo:margin-right="0cm" fo:margin-top="0cm" fo:margin-bottom="0.1cm" fo:text-indent="0cm"/>
      <style:text-properties fo:font-size="20pt" style:font-size-asian="20pt" style:font-size-complex="20pt"/>
    </style:style>
    <style:style style:name="Normal_20_slide-outline7" style:display-name="Normal slide-outline7" style:family="presentation" style:parent-style-name="Normal_20_slide-outline6">
      <style:paragraph-properties fo:margin-left="0cm" fo:margin-right="0cm" fo:margin-top="0cm" fo:margin-bottom="0.1cm" fo:text-indent="0cm"/>
      <style:text-properties fo:font-size="20pt" style:font-size-asian="20pt" style:font-size-complex="20pt"/>
    </style:style>
    <style:style style:name="Normal_20_slide-outline8" style:display-name="Normal slide-outline8" style:family="presentation" style:parent-style-name="Normal_20_slide-outline7">
      <style:paragraph-properties fo:margin-left="0cm" fo:margin-right="0cm" fo:margin-top="0cm" fo:margin-bottom="0.1cm" fo:text-indent="0cm"/>
      <style:text-properties fo:font-size="20pt" style:font-size-asian="20pt" style:font-size-complex="20pt"/>
    </style:style>
    <style:style style:name="Normal_20_slide-outline9" style:display-name="Normal slide-outline9" style:family="presentation" style:parent-style-name="Normal_20_slide-outline8">
      <style:paragraph-properties fo:margin-left="0cm" fo:margin-right="0cm" fo:margin-top="0cm" fo:margin-bottom="0.1cm" fo:text-indent="0cm"/>
      <style:text-properties fo:font-size="20pt" style:font-size-asian="20pt" style:font-size-complex="20pt"/>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aea79f" draw:textarea-horizontal-align="justify" draw:textarea-vertical-align="middle" draw:auto-grow-height="false"/>
    </style:style>
    <style:style style:name="Mgr4" style:family="graphic" style:parent-style-name="standard">
      <style:graphic-properties draw:stroke="none" draw:fill="solid" draw:fill-color="#0084d1" draw:textarea-horizontal-align="justify" draw:textarea-vertical-align="middle" draw:auto-grow-height="false"/>
    </style:style>
    <style:style style:name="Mgr5" style:family="graphic" style:parent-style-name="standard">
      <style:graphic-properties draw:stroke="none" draw:fill="solid" draw:fill-color="#772953" draw:textarea-horizontal-align="justify" draw:textarea-vertical-align="middle" draw:auto-grow-height="fals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49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Normal_20_slide-backgroundobjects">
      <style:graphic-properties draw:stroke="none" draw:fill="none" draw:fill-color="#ffffff" draw:auto-grow-height="false" fo:min-height="1.449cm"/>
    </style:style>
    <style:style style:name="Mpr6" style:family="presentation" style:parent-style-name="Normal_20_slide-backgroundobjects">
      <style:graphic-properties draw:stroke="none" draw:fill="none" draw:fill-color="#ffffff" draw:textarea-vertical-align="middle" draw:auto-grow-height="false" fo:min-height="1.449cm"/>
    </style:style>
    <style:style style:name="Mpr7" style:family="presentation" style:parent-style-name="Normal_20_slide-backgroundobjects">
      <style:graphic-properties draw:stroke="none" draw:fill="none" draw:fill-color="#ffffff" draw:auto-grow-height="false" fo:min-height="1.485cm"/>
    </style:style>
    <style:style style:name="Mpr8" style:family="presentation" style:parent-style-name="Normal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ea79f"/>
      <style:paragraph-properties fo:text-align="center"/>
    </style:style>
    <style:style style:name="MP6" style:family="paragraph">
      <loext:graphic-properties draw:fill="solid" draw:fill-color="#0084d1"/>
      <style:paragraph-properties fo:text-align="center"/>
    </style:style>
    <style:style style:name="MP7" style:family="paragraph">
      <loext:graphic-properties draw:fill="solid" draw:fill-color="#772953"/>
      <style:paragraph-properties fo:text-align="center"/>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00" style:font-name="DejaVu Sans" fo:font-size="24pt" style:font-size-asian="24pt" style:font-size-complex="2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custom-shape draw:style-name="Mgr3" draw:text-style-name="MP5" draw:layer="backgroundobjects" svg:width="21cm" svg:height="2.001cm" draw:transform="rotate (1.5707963267949) translate (26cm 21.00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Mgr4" draw:text-style-name="MP6" draw:layer="backgroundobjects" svg:width="11.1cm" svg:height="2cm" svg:x="0cm" svg:y="19.001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Mgr5" draw:text-style-name="MP7" draw:layer="backgroundobjects" svg:width="28cm" svg:height="4.2cm" svg:x="0cm" svg:y="16.80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First_20_slide-title" draw:layer="backgroundobjects" svg:width="25.199cm" svg:height="7.2cm" svg:x="0.9cm" svg:y="6.9cm" presentation:class="title" presentation:placeholder="true">
        <draw:text-box/>
      </draw:frame>
      <draw:frame presentation:style-name="First_20_slide-outline1" draw:layer="backgroundobjects" svg:width="25.199cm" svg:height="0.001cm" svg:x="2.2cm" svg:y="22.6cm" presentation:class="outline" presentation:placeholder="true">
        <draw:text-box/>
      </draw:frame>
      <draw:frame presentation:style-name="Mpr1" draw:text-style-name="MP2" draw:layer="backgroundobjects" svg:width="6.523cm" svg:height="0.6cm" svg:x="19.077cm" svg:y="0cm" presentation:class="date-time">
        <draw:text-box>
          <text:p text:style-name="MP3"><text:span text:style-name="MT1"><presentation:date-time/></text:span></text:p>
        </draw:text-box>
      </draw:frame>
      <draw:frame presentation:style-name="Mpr2" draw:text-style-name="MP9" draw:layer="backgroundobjects" svg:width="8.875cm" svg:height="1.448cm" draw:transform="rotate (-1.5707963267949) translate (28cm 0cm)" presentation:class="footer">
        <draw:text-box>
          <text:p text:style-name="MP8"><text:span text:style-name="MT1"><presentation:footer/></text:span></text:p>
        </draw:text-box>
      </draw:frame>
      <draw:frame presentation:style-name="Mpr1" draw:text-style-name="MP9" draw:layer="backgroundobjects" svg:width="3cm" svg:height="1.45cm" svg:x="-0.5cm" svg:y="19.3cm" presentation:class="page-number">
        <draw:text-box>
          <text:p text:style-name="MP8"><text:span text:style-name="MT2"><text:page-number>&lt;number&gt;</text:page-number></text:span></text:p>
        </draw:text-box>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rmal_20_slide" style:display-name="Normal slide" style:page-layout-name="PM1" draw:style-name="Mdp1">
      <office:forms form:automatic-focus="false" form:apply-design-mode="false"/>
      <draw:custom-shape draw:style-name="Mgr3" draw:text-style-name="MP5" draw:layer="backgroundobjects" svg:width="21cm" svg:height="2.001cm" draw:transform="rotate (1.5707963267949) translate (26cm 21.0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Mgr4" draw:text-style-name="MP6" draw:layer="backgroundobjects" svg:width="11.1cm" svg:height="2cm" svg:x="0cm" svg:y="19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Mgr5" draw:text-style-name="MP7" draw:layer="backgroundobjects" svg:width="28cm" svg:height="4.2cm" svg:x="0cm" svg:y="16.8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frame presentation:style-name="Normal_20_slide-title" draw:layer="backgroundobjects" svg:width="15.934cm" svg:height="1.915cm" draw:transform="rotate (0.139626340159546) translate (11.703cm 19.155cm)" presentation:class="title" presentation:placeholder="true">
        <draw:text-box/>
      </draw:frame>
      <draw:frame presentation:style-name="Normal_20_slide-outline1" draw:layer="backgroundobjects" svg:width="25.199cm" svg:height="15.801cm" svg:x="0.6cm" svg:y="1cm" presentation:class="outline" presentation:placeholder="true">
        <draw:text-box/>
      </draw:frame>
      <draw:frame presentation:style-name="Mpr5" draw:text-style-name="MP2" draw:layer="backgroundobjects" svg:width="6.523cm" svg:height="0.8cm" svg:x="19.377cm" svg:y="0cm" presentation:class="date-time">
        <draw:text-box>
          <text:p text:style-name="MP1"><text:span text:style-name="MT1"><presentation:date-time/></text:span></text:p>
        </draw:text-box>
      </draw:frame>
      <draw:frame presentation:style-name="Mpr5" draw:text-style-name="MP9" draw:layer="backgroundobjects" svg:width="8.875cm" svg:height="1.448cm" draw:transform="rotate (-1.5707963267949) translate (28cm 0cm)" presentation:class="footer">
        <draw:text-box>
          <text:p text:style-name="MP8"><text:span text:style-name="MT1"><presentation:footer/></text:span></text:p>
        </draw:text-box>
      </draw:frame>
      <draw:frame presentation:style-name="Mpr6" draw:text-style-name="MP9" draw:layer="backgroundobjects" svg:width="3cm" svg:height="1.448cm" svg:x="-0.5cm" svg:y="19.277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Normal_20_slide-title" draw:layer="backgroundobjects" svg:width="14.848cm" svg:height="11.136cm" svg:x="3.075cm" svg:y="2.257cm" presentation:class="page"/>
        <draw:frame presentation:style-name="Normal_20_slid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28T16:27:30.614027210</meta:creation-date>
    <meta:editing-duration>P1DT13H53M56S</meta:editing-duration>
    <meta:editing-cycles>44</meta:editing-cycles>
    <meta:generator>LibreOffice/6.3.1.2$Windows_X86_64 LibreOffice_project/b79626edf0065ac373bd1df5c28bd630b4424273</meta:generator>
    <dc:date>2019-12-18T21:51:35.902000000</dc:date>
    <meta:document-statistic meta:object-count="142"/>
  </office:meta>
</office:document-meta>
</file>